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pitch="variable"/>
    <style:font-face style:name="Liberation Serif" svg:font-family="'Liberation Serif', 'Times New Roman'" style:font-pitch="variable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53.92mm"/>
    </style:style>
    <style:style style:name="co5" style:family="table-column">
      <style:table-column-properties fo:break-before="auto" style:column-width="58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07mm"/>
    </style:style>
    <style:style style:name="co8" style:family="table-column">
      <style:table-column-properties fo:break-before="auto" style:column-width="3.53mm"/>
    </style:style>
    <style:style style:name="co9" style:family="table-column">
      <style:table-column-properties fo:break-before="auto" style:column-width="30.25mm"/>
    </style:style>
    <style:style style:name="co10" style:family="table-column">
      <style:table-column-properties fo:break-before="auto" style:column-width="23.9mm"/>
    </style:style>
    <style:style style:name="co11" style:family="table-column">
      <style:table-column-properties fo:break-before="auto" style:column-width="22.38mm"/>
    </style:style>
    <style:style style:name="co12" style:family="table-column">
      <style:table-column-properties fo:break-before="auto" style:column-width="26.92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96.52mm"/>
    </style:style>
    <style:style style:name="co15" style:family="table-column">
      <style:table-column-properties fo:break-before="auto" style:column-width="114.97mm"/>
    </style:style>
    <style:style style:name="co16" style:family="table-column">
      <style:table-column-properties fo:break-before="auto" style:column-width="122.54mm"/>
    </style:style>
    <style:style style:name="co17" style:family="table-column">
      <style:table-column-properties fo:break-before="auto" style:column-width="124.05mm"/>
    </style:style>
    <style:style style:name="co18" style:family="table-column">
      <style:table-column-properties fo:break-before="auto" style:column-width="123.15mm"/>
    </style:style>
    <style:style style:name="co19" style:family="table-column">
      <style:table-column-properties fo:break-before="auto" style:column-width="43.85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51.31mm"/>
    </style:style>
    <style:style style:name="co22" style:family="table-column">
      <style:table-column-properties fo:break-before="auto" style:column-width="47.29mm"/>
    </style:style>
    <style:style style:name="co23" style:family="table-column">
      <style:table-column-properties fo:break-before="auto" style:column-width="53.38mm"/>
    </style:style>
    <style:style style:name="co24" style:family="table-column">
      <style:table-column-properties fo:break-before="auto" style:column-width="41.03mm"/>
    </style:style>
    <style:style style:name="co25" style:family="table-column">
      <style:table-column-properties fo:break-before="auto" style:column-width="59.18mm"/>
    </style:style>
    <style:style style:name="co26" style:family="table-column">
      <style:table-column-properties fo:break-before="auto" style:column-width="51.19mm"/>
    </style:style>
    <style:style style:name="co27" style:family="table-column">
      <style:table-column-properties fo:break-before="auto" style:column-width="54.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color="#009933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color="#990099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fo:color="#0000ff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000000"/>
      <style:text-properties fo:color="#0000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0000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808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color="#000000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order="none"/>
      <style:text-properties fo:font-size="12pt" style:font-size-asian="12pt" style:font-size-complex="12pt"/>
    </style:style>
    <style:style style:name="ce23" style:family="table-cell" style:parent-style-name="Default">
      <style:text-properties style:font-name="Liberation Sans1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Liberation Serif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Liberation Serif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Liberation Serif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5pt" style:font-size-complex="15pt"/>
    </style:style>
    <style:style style:name="T2" style:family="text">
      <style:text-properties style:font-size-asian="15pt" style:font-size-complex="15pt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ai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1">
          <table:table-cell/>
          <table:table-cell table:style-name="ce6" office:value-type="string" calcext:value-type="string">
            <text:p>Vidéo Capture</text:p>
          </table:table-cell>
          <table:table-cell table:style-name="ce6" office:value-type="string" calcext:value-type="string">
            <text:p>Détection Mouvement</text:p>
          </table:table-cell>
          <table:table-cell table:style-name="ce6" office:value-type="string" calcext:value-type="string">
            <text:p>Filtrage Ouverture</text:p>
          </table:table-cell>
          <table:table-cell table:style-name="ce6" office:value-type="string" calcext:value-type="string">
            <text:p>Nb Composante Connexe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896406" calcext:value-type="float">
            <text:p>896406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89751" calcext:value-type="float">
            <text:p>89751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93361" calcext:value-type="float">
            <text:p>93361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24952" calcext:value-type="float">
            <text:p>24952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28657" calcext:value-type="float">
            <text:p>28657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25009" calcext:value-type="float">
            <text:p>25009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29048" calcext:value-type="float">
            <text:p>29048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28330" calcext:value-type="float">
            <text:p>28330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21191" calcext:value-type="float">
            <text:p>21191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29373" calcext:value-type="float">
            <text:p>29373</text:p>
          </table:table-cell>
          <table:table-cell table:style-name="ce10" table:number-columns-repeated="3"/>
          <table:table-cell table:number-columns-repeated="8"/>
        </table:table-row>
        <table:table-row table:style-name="ro1">
          <table:table-cell/>
          <table:table-cell table:style-name="ce7" office:value-type="float" office:value="25240" calcext:value-type="float">
            <text:p>25240</text:p>
          </table:table-cell>
          <table:table-cell table:style-name="ce11" office:value-type="float" office:value="693355" calcext:value-type="float">
            <text:p>693355</text:p>
          </table:table-cell>
          <table:table-cell table:style-name="ce7" office:value-type="float" office:value="4356" calcext:value-type="float">
            <text:p>4356</text:p>
          </table:table-cell>
          <table:table-cell table:style-name="ce7" office:value-type="float" office:value="319" calcext:value-type="float">
            <text:p>31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927" calcext:value-type="float">
            <text:p>1927</text:p>
          </table:table-cell>
          <table:table-cell table:style-name="ce11" office:value-type="float" office:value="699105" calcext:value-type="float">
            <text:p>699105</text:p>
          </table:table-cell>
          <table:table-cell table:style-name="ce7" office:value-type="float" office:value="4414" calcext:value-type="float">
            <text:p>4414</text:p>
          </table:table-cell>
          <table:table-cell table:style-name="ce7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87" calcext:value-type="float">
            <text:p>1887</text:p>
          </table:table-cell>
          <table:table-cell table:style-name="ce11" office:value-type="float" office:value="695241" calcext:value-type="float">
            <text:p>695241</text:p>
          </table:table-cell>
          <table:table-cell table:style-name="ce7" office:value-type="float" office:value="4282" calcext:value-type="float">
            <text:p>4282</text:p>
          </table:table-cell>
          <table:table-cell table:style-name="ce7" office:value-type="float" office:value="319" calcext:value-type="float">
            <text:p>31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6" calcext:value-type="float">
            <text:p>1846</text:p>
          </table:table-cell>
          <table:table-cell table:style-name="ce11" office:value-type="float" office:value="691786" calcext:value-type="float">
            <text:p>691786</text:p>
          </table:table-cell>
          <table:table-cell table:style-name="ce7" office:value-type="float" office:value="4419" calcext:value-type="float">
            <text:p>441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2265" calcext:value-type="float">
            <text:p>2265</text:p>
          </table:table-cell>
          <table:table-cell table:style-name="ce11" office:value-type="float" office:value="694183" calcext:value-type="float">
            <text:p>694183</text:p>
          </table:table-cell>
          <table:table-cell table:style-name="ce7" office:value-type="float" office:value="4528" calcext:value-type="float">
            <text:p>4528</text:p>
          </table:table-cell>
          <table:table-cell table:style-name="ce7" office:value-type="float" office:value="372" calcext:value-type="float">
            <text:p>37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3" calcext:value-type="float">
            <text:p>1803</text:p>
          </table:table-cell>
          <table:table-cell table:style-name="ce11" office:value-type="float" office:value="691873" calcext:value-type="float">
            <text:p>691873</text:p>
          </table:table-cell>
          <table:table-cell table:style-name="ce7" office:value-type="float" office:value="4395" calcext:value-type="float">
            <text:p>4395</text:p>
          </table:table-cell>
          <table:table-cell table:style-name="ce7" office:value-type="float" office:value="445" calcext:value-type="float">
            <text:p>445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32" calcext:value-type="float">
            <text:p>1832</text:p>
          </table:table-cell>
          <table:table-cell table:style-name="ce11" office:value-type="float" office:value="693965" calcext:value-type="float">
            <text:p>693965</text:p>
          </table:table-cell>
          <table:table-cell table:style-name="ce7" office:value-type="float" office:value="4283" calcext:value-type="float">
            <text:p>4283</text:p>
          </table:table-cell>
          <table:table-cell table:style-name="ce7"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5" calcext:value-type="float">
            <text:p>1845</text:p>
          </table:table-cell>
          <table:table-cell table:style-name="ce11" office:value-type="float" office:value="695751" calcext:value-type="float">
            <text:p>695751</text:p>
          </table:table-cell>
          <table:table-cell table:style-name="ce7" office:value-type="float" office:value="4323" calcext:value-type="float">
            <text:p>4323</text:p>
          </table:table-cell>
          <table:table-cell table:style-name="ce7" office:value-type="float" office:value="392" calcext:value-type="float">
            <text:p>39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4" calcext:value-type="float">
            <text:p>1844</text:p>
          </table:table-cell>
          <table:table-cell table:style-name="ce11" office:value-type="float" office:value="692835" calcext:value-type="float">
            <text:p>692835</text:p>
          </table:table-cell>
          <table:table-cell table:style-name="ce7" office:value-type="float" office:value="4397" calcext:value-type="float">
            <text:p>4397</text:p>
          </table:table-cell>
          <table:table-cell table:style-name="ce7" office:value-type="float" office:value="383" calcext:value-type="float">
            <text:p>383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29" calcext:value-type="float">
            <text:p>1829</text:p>
          </table:table-cell>
          <table:table-cell table:style-name="ce11" office:value-type="float" office:value="695317" calcext:value-type="float">
            <text:p>695317</text:p>
          </table:table-cell>
          <table:table-cell table:style-name="ce7" office:value-type="float" office:value="4403" calcext:value-type="float">
            <text:p>4403</text:p>
          </table:table-cell>
          <table:table-cell table:style-name="ce7" office:value-type="float" office:value="369" calcext:value-type="float">
            <text:p>36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1" calcext:value-type="float">
            <text:p>1841</text:p>
          </table:table-cell>
          <table:table-cell table:style-name="ce11" office:value-type="float" office:value="703338" calcext:value-type="float">
            <text:p>703338</text:p>
          </table:table-cell>
          <table:table-cell table:style-name="ce7" office:value-type="float" office:value="4274" calcext:value-type="float">
            <text:p>4274</text:p>
          </table:table-cell>
          <table:table-cell table:style-name="ce7" office:value-type="float" office:value="413" calcext:value-type="float">
            <text:p>413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9" calcext:value-type="float">
            <text:p>1849</text:p>
          </table:table-cell>
          <table:table-cell table:style-name="ce11" office:value-type="float" office:value="716810" calcext:value-type="float">
            <text:p>716810</text:p>
          </table:table-cell>
          <table:table-cell table:style-name="ce7" office:value-type="float" office:value="4371" calcext:value-type="float">
            <text:p>4371</text:p>
          </table:table-cell>
          <table:table-cell table:style-name="ce7" office:value-type="float" office:value="370" calcext:value-type="float">
            <text:p>37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83" calcext:value-type="float">
            <text:p>1883</text:p>
          </table:table-cell>
          <table:table-cell table:style-name="ce11" office:value-type="float" office:value="717119" calcext:value-type="float">
            <text:p>717119</text:p>
          </table:table-cell>
          <table:table-cell table:style-name="ce7" office:value-type="float" office:value="4357" calcext:value-type="float">
            <text:p>4357</text:p>
          </table:table-cell>
          <table:table-cell table:style-name="ce7" office:value-type="float" office:value="371" calcext:value-type="float">
            <text:p>37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82" calcext:value-type="float">
            <text:p>1882</text:p>
          </table:table-cell>
          <table:table-cell table:style-name="ce11" office:value-type="float" office:value="719398" calcext:value-type="float">
            <text:p>719398</text:p>
          </table:table-cell>
          <table:table-cell table:style-name="ce7" office:value-type="float" office:value="4582" calcext:value-type="float">
            <text:p>4582</text:p>
          </table:table-cell>
          <table:table-cell table:style-name="ce7" office:value-type="float" office:value="379" calcext:value-type="float">
            <text:p>37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6" calcext:value-type="float">
            <text:p>1866</text:p>
          </table:table-cell>
          <table:table-cell table:style-name="ce11" office:value-type="float" office:value="714831" calcext:value-type="float">
            <text:p>714831</text:p>
          </table:table-cell>
          <table:table-cell table:style-name="ce7" office:value-type="float" office:value="4539" calcext:value-type="float">
            <text:p>4539</text:p>
          </table:table-cell>
          <table:table-cell table:style-name="ce7" office:value-type="float" office:value="367" calcext:value-type="float">
            <text:p>36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6" calcext:value-type="float">
            <text:p>1846</text:p>
          </table:table-cell>
          <table:table-cell table:style-name="ce11" office:value-type="float" office:value="721885" calcext:value-type="float">
            <text:p>721885</text:p>
          </table:table-cell>
          <table:table-cell table:style-name="ce7" office:value-type="float" office:value="4387" calcext:value-type="float">
            <text:p>4387</text:p>
          </table:table-cell>
          <table:table-cell table:style-name="ce7" office:value-type="float" office:value="371" calcext:value-type="float">
            <text:p>37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2001" calcext:value-type="float">
            <text:p>2001</text:p>
          </table:table-cell>
          <table:table-cell table:style-name="ce11" office:value-type="float" office:value="718513" calcext:value-type="float">
            <text:p>718513</text:p>
          </table:table-cell>
          <table:table-cell table:style-name="ce7" office:value-type="float" office:value="4374" calcext:value-type="float">
            <text:p>4374</text:p>
          </table:table-cell>
          <table:table-cell table:style-name="ce7" office:value-type="float" office:value="451" calcext:value-type="float">
            <text:p>45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77" calcext:value-type="float">
            <text:p>1777</text:p>
          </table:table-cell>
          <table:table-cell table:style-name="ce11" office:value-type="float" office:value="720884" calcext:value-type="float">
            <text:p>720884</text:p>
          </table:table-cell>
          <table:table-cell table:style-name="ce7" office:value-type="float" office:value="4336" calcext:value-type="float">
            <text:p>4336</text:p>
          </table:table-cell>
          <table:table-cell table:style-name="ce7"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28" calcext:value-type="float">
            <text:p>1828</text:p>
          </table:table-cell>
          <table:table-cell table:style-name="ce11" office:value-type="float" office:value="705767" calcext:value-type="float">
            <text:p>705767</text:p>
          </table:table-cell>
          <table:table-cell table:style-name="ce7" office:value-type="float" office:value="4356" calcext:value-type="float">
            <text:p>4356</text:p>
          </table:table-cell>
          <table:table-cell table:style-name="ce7" office:value-type="float" office:value="401" calcext:value-type="float">
            <text:p>40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0" calcext:value-type="float">
            <text:p>1800</text:p>
          </table:table-cell>
          <table:table-cell table:style-name="ce11" office:value-type="float" office:value="708353" calcext:value-type="float">
            <text:p>708353</text:p>
          </table:table-cell>
          <table:table-cell table:style-name="ce7" office:value-type="float" office:value="4484" calcext:value-type="float">
            <text:p>4484</text:p>
          </table:table-cell>
          <table:table-cell table:style-name="ce7"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92" calcext:value-type="float">
            <text:p>1892</text:p>
          </table:table-cell>
          <table:table-cell table:style-name="ce11" office:value-type="float" office:value="702130" calcext:value-type="float">
            <text:p>702130</text:p>
          </table:table-cell>
          <table:table-cell table:style-name="ce7" office:value-type="float" office:value="4506" calcext:value-type="float">
            <text:p>4506</text:p>
          </table:table-cell>
          <table:table-cell table:style-name="ce7" office:value-type="float" office:value="322" calcext:value-type="float">
            <text:p>32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34" calcext:value-type="float">
            <text:p>1834</text:p>
          </table:table-cell>
          <table:table-cell table:style-name="ce11" office:value-type="float" office:value="705116" calcext:value-type="float">
            <text:p>705116</text:p>
          </table:table-cell>
          <table:table-cell table:style-name="ce7" office:value-type="float" office:value="4394" calcext:value-type="float">
            <text:p>4394</text:p>
          </table:table-cell>
          <table:table-cell table:style-name="ce7" office:value-type="float" office:value="343" calcext:value-type="float">
            <text:p>343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1" calcext:value-type="float">
            <text:p>1861</text:p>
          </table:table-cell>
          <table:table-cell table:style-name="ce11" office:value-type="float" office:value="707068" calcext:value-type="float">
            <text:p>707068</text:p>
          </table:table-cell>
          <table:table-cell table:style-name="ce7" office:value-type="float" office:value="4391" calcext:value-type="float">
            <text:p>4391</text:p>
          </table:table-cell>
          <table:table-cell table:style-name="ce7" office:value-type="float" office:value="307" calcext:value-type="float">
            <text:p>30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8" calcext:value-type="float">
            <text:p>1808</text:p>
          </table:table-cell>
          <table:table-cell table:style-name="ce11" office:value-type="float" office:value="708295" calcext:value-type="float">
            <text:p>708295</text:p>
          </table:table-cell>
          <table:table-cell table:style-name="ce7" office:value-type="float" office:value="4416" calcext:value-type="float">
            <text:p>4416</text:p>
          </table:table-cell>
          <table:table-cell table:style-name="ce7" office:value-type="float" office:value="324" calcext:value-type="float">
            <text:p>32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28" calcext:value-type="float">
            <text:p>1828</text:p>
          </table:table-cell>
          <table:table-cell table:style-name="ce11" office:value-type="float" office:value="708912" calcext:value-type="float">
            <text:p>708912</text:p>
          </table:table-cell>
          <table:table-cell table:style-name="ce7" office:value-type="float" office:value="4351" calcext:value-type="float">
            <text:p>4351</text:p>
          </table:table-cell>
          <table:table-cell table:style-name="ce7"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4" calcext:value-type="float">
            <text:p>1804</text:p>
          </table:table-cell>
          <table:table-cell table:style-name="ce11" office:value-type="float" office:value="704427" calcext:value-type="float">
            <text:p>704427</text:p>
          </table:table-cell>
          <table:table-cell table:style-name="ce7" office:value-type="float" office:value="4487" calcext:value-type="float">
            <text:p>4487</text:p>
          </table:table-cell>
          <table:table-cell table:style-name="ce7" office:value-type="float" office:value="320" calcext:value-type="float">
            <text:p>32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2179" calcext:value-type="float">
            <text:p>2179</text:p>
          </table:table-cell>
          <table:table-cell table:style-name="ce11" office:value-type="float" office:value="703279" calcext:value-type="float">
            <text:p>703279</text:p>
          </table:table-cell>
          <table:table-cell table:style-name="ce7" office:value-type="float" office:value="4303" calcext:value-type="float">
            <text:p>4303</text:p>
          </table:table-cell>
          <table:table-cell table:style-name="ce7" office:value-type="float" office:value="291" calcext:value-type="float">
            <text:p>29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38" calcext:value-type="float">
            <text:p>1838</text:p>
          </table:table-cell>
          <table:table-cell table:style-name="ce11" office:value-type="float" office:value="702528" calcext:value-type="float">
            <text:p>702528</text:p>
          </table:table-cell>
          <table:table-cell table:style-name="ce7" office:value-type="float" office:value="4305" calcext:value-type="float">
            <text:p>4305</text:p>
          </table:table-cell>
          <table:table-cell table:style-name="ce7" office:value-type="float" office:value="306" calcext:value-type="float">
            <text:p>30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76" calcext:value-type="float">
            <text:p>1876</text:p>
          </table:table-cell>
          <table:table-cell table:style-name="ce11" office:value-type="float" office:value="703549" calcext:value-type="float">
            <text:p>703549</text:p>
          </table:table-cell>
          <table:table-cell table:style-name="ce7" office:value-type="float" office:value="4283" calcext:value-type="float">
            <text:p>4283</text:p>
          </table:table-cell>
          <table:table-cell table:style-name="ce7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28" calcext:value-type="float">
            <text:p>1828</text:p>
          </table:table-cell>
          <table:table-cell table:style-name="ce11" office:value-type="float" office:value="699082" calcext:value-type="float">
            <text:p>699082</text:p>
          </table:table-cell>
          <table:table-cell table:style-name="ce7" office:value-type="float" office:value="4309" calcext:value-type="float">
            <text:p>4309</text:p>
          </table:table-cell>
          <table:table-cell table:style-name="ce7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70" calcext:value-type="float">
            <text:p>1870</text:p>
          </table:table-cell>
          <table:table-cell table:style-name="ce11" office:value-type="float" office:value="719112" calcext:value-type="float">
            <text:p>719112</text:p>
          </table:table-cell>
          <table:table-cell table:style-name="ce7" office:value-type="float" office:value="4325" calcext:value-type="float">
            <text:p>4325</text:p>
          </table:table-cell>
          <table:table-cell table:style-name="ce7"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3" calcext:value-type="float">
            <text:p>1843</text:p>
          </table:table-cell>
          <table:table-cell table:style-name="ce11" office:value-type="float" office:value="717524" calcext:value-type="float">
            <text:p>717524</text:p>
          </table:table-cell>
          <table:table-cell table:style-name="ce7" office:value-type="float" office:value="4471" calcext:value-type="float">
            <text:p>4471</text:p>
          </table:table-cell>
          <table:table-cell table:style-name="ce7"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3" calcext:value-type="float">
            <text:p>1863</text:p>
          </table:table-cell>
          <table:table-cell table:style-name="ce11" office:value-type="float" office:value="716353" calcext:value-type="float">
            <text:p>716353</text:p>
          </table:table-cell>
          <table:table-cell table:style-name="ce7" office:value-type="float" office:value="4301" calcext:value-type="float">
            <text:p>4301</text:p>
          </table:table-cell>
          <table:table-cell table:style-name="ce7"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2" calcext:value-type="float">
            <text:p>1802</text:p>
          </table:table-cell>
          <table:table-cell table:style-name="ce11" office:value-type="float" office:value="718347" calcext:value-type="float">
            <text:p>718347</text:p>
          </table:table-cell>
          <table:table-cell table:style-name="ce7" office:value-type="float" office:value="4470" calcext:value-type="float">
            <text:p>4470</text:p>
          </table:table-cell>
          <table:table-cell table:style-name="ce7"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4" calcext:value-type="float">
            <text:p>1804</text:p>
          </table:table-cell>
          <table:table-cell table:style-name="ce11" office:value-type="float" office:value="716573" calcext:value-type="float">
            <text:p>716573</text:p>
          </table:table-cell>
          <table:table-cell table:style-name="ce7" office:value-type="float" office:value="4277" calcext:value-type="float">
            <text:p>4277</text:p>
          </table:table-cell>
          <table:table-cell table:style-name="ce7" office:value-type="float" office:value="299" calcext:value-type="float">
            <text:p>29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0" calcext:value-type="float">
            <text:p>1860</text:p>
          </table:table-cell>
          <table:table-cell table:style-name="ce11" office:value-type="float" office:value="718003" calcext:value-type="float">
            <text:p>718003</text:p>
          </table:table-cell>
          <table:table-cell table:style-name="ce7" office:value-type="float" office:value="4432" calcext:value-type="float">
            <text:p>4432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3" calcext:value-type="float">
            <text:p>1803</text:p>
          </table:table-cell>
          <table:table-cell table:style-name="ce11" office:value-type="float" office:value="718136" calcext:value-type="float">
            <text:p>718136</text:p>
          </table:table-cell>
          <table:table-cell table:style-name="ce7" office:value-type="float" office:value="4494" calcext:value-type="float">
            <text:p>4494</text:p>
          </table:table-cell>
          <table:table-cell table:style-name="ce7" office:value-type="float" office:value="325" calcext:value-type="float">
            <text:p>325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52" calcext:value-type="float">
            <text:p>1852</text:p>
          </table:table-cell>
          <table:table-cell table:style-name="ce11" office:value-type="float" office:value="717840" calcext:value-type="float">
            <text:p>717840</text:p>
          </table:table-cell>
          <table:table-cell table:style-name="ce7" office:value-type="float" office:value="4325" calcext:value-type="float">
            <text:p>4325</text:p>
          </table:table-cell>
          <table:table-cell table:style-name="ce7"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53" calcext:value-type="float">
            <text:p>1853</text:p>
          </table:table-cell>
          <table:table-cell table:style-name="ce11" office:value-type="float" office:value="719968" calcext:value-type="float">
            <text:p>719968</text:p>
          </table:table-cell>
          <table:table-cell table:style-name="ce7" office:value-type="float" office:value="4469" calcext:value-type="float">
            <text:p>4469</text:p>
          </table:table-cell>
          <table:table-cell table:style-name="ce7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ps à la 50éme exécutions</text:p>
          </table:table-cell>
          <table:table-cell table:style-name="ce8" office:value-type="float" office:value="1822" calcext:value-type="float">
            <text:p>1822</text:p>
          </table:table-cell>
          <table:table-cell table:style-name="ce12" office:value-type="float" office:value="720039" calcext:value-type="float">
            <text:p>720039</text:p>
          </table:table-cell>
          <table:table-cell table:style-name="ce8" office:value-type="float" office:value="4573" calcext:value-type="float">
            <text:p>4573</text:p>
          </table:table-cell>
          <table:table-cell table:style-name="ce8"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35" calcext:value-type="float">
            <text:p>1835</text:p>
          </table:table-cell>
          <table:table-cell table:style-name="ce11" office:value-type="float" office:value="707603" calcext:value-type="float">
            <text:p>707603</text:p>
          </table:table-cell>
          <table:table-cell table:style-name="ce7" office:value-type="float" office:value="4491" calcext:value-type="float">
            <text:p>4491</text:p>
          </table:table-cell>
          <table:table-cell table:style-name="ce7" office:value-type="float" office:value="307" calcext:value-type="float">
            <text:p>30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9" calcext:value-type="float">
            <text:p>1849</text:p>
          </table:table-cell>
          <table:table-cell table:style-name="ce11" office:value-type="float" office:value="701422" calcext:value-type="float">
            <text:p>701422</text:p>
          </table:table-cell>
          <table:table-cell table:style-name="ce7" office:value-type="float" office:value="4554" calcext:value-type="float">
            <text:p>4554</text:p>
          </table:table-cell>
          <table:table-cell table:style-name="ce7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5" calcext:value-type="float">
            <text:p>1805</text:p>
          </table:table-cell>
          <table:table-cell table:style-name="ce11" office:value-type="float" office:value="697928" calcext:value-type="float">
            <text:p>697928</text:p>
          </table:table-cell>
          <table:table-cell table:style-name="ce7" office:value-type="float" office:value="4415" calcext:value-type="float">
            <text:p>4415</text:p>
          </table:table-cell>
          <table:table-cell table:style-name="ce7" office:value-type="float" office:value="299" calcext:value-type="float">
            <text:p>29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86" calcext:value-type="float">
            <text:p>1786</text:p>
          </table:table-cell>
          <table:table-cell table:style-name="ce11" office:value-type="float" office:value="703959" calcext:value-type="float">
            <text:p>703959</text:p>
          </table:table-cell>
          <table:table-cell table:style-name="ce7" office:value-type="float" office:value="4266" calcext:value-type="float">
            <text:p>4266</text:p>
          </table:table-cell>
          <table:table-cell table:style-name="ce7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82" calcext:value-type="float">
            <text:p>1882</text:p>
          </table:table-cell>
          <table:table-cell table:style-name="ce11" office:value-type="float" office:value="776749" calcext:value-type="float">
            <text:p>776749</text:p>
          </table:table-cell>
          <table:table-cell table:style-name="ce7" office:value-type="float" office:value="4276" calcext:value-type="float">
            <text:p>4276</text:p>
          </table:table-cell>
          <table:table-cell table:style-name="ce7"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1" calcext:value-type="float">
            <text:p>1801</text:p>
          </table:table-cell>
          <table:table-cell table:style-name="ce11" office:value-type="float" office:value="815503" calcext:value-type="float">
            <text:p>815503</text:p>
          </table:table-cell>
          <table:table-cell table:style-name="ce7" office:value-type="float" office:value="4369" calcext:value-type="float">
            <text:p>4369</text:p>
          </table:table-cell>
          <table:table-cell table:style-name="ce7" office:value-type="float" office:value="377" calcext:value-type="float">
            <text:p>37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7" calcext:value-type="float">
            <text:p>1867</text:p>
          </table:table-cell>
          <table:table-cell table:style-name="ce11" office:value-type="float" office:value="718180" calcext:value-type="float">
            <text:p>718180</text:p>
          </table:table-cell>
          <table:table-cell table:style-name="ce7" office:value-type="float" office:value="4331" calcext:value-type="float">
            <text:p>4331</text:p>
          </table:table-cell>
          <table:table-cell table:style-name="ce7" office:value-type="float" office:value="390" calcext:value-type="float">
            <text:p>39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37" calcext:value-type="float">
            <text:p>1837</text:p>
          </table:table-cell>
          <table:table-cell table:style-name="ce11" office:value-type="float" office:value="705299" calcext:value-type="float">
            <text:p>705299</text:p>
          </table:table-cell>
          <table:table-cell table:style-name="ce7" office:value-type="float" office:value="4598" calcext:value-type="float">
            <text:p>4598</text:p>
          </table:table-cell>
          <table:table-cell table:style-name="ce7" office:value-type="float" office:value="397" calcext:value-type="float">
            <text:p>39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55" calcext:value-type="float">
            <text:p>1855</text:p>
          </table:table-cell>
          <table:table-cell table:style-name="ce11" office:value-type="float" office:value="711981" calcext:value-type="float">
            <text:p>711981</text:p>
          </table:table-cell>
          <table:table-cell table:style-name="ce7" office:value-type="float" office:value="4410" calcext:value-type="float">
            <text:p>4410</text:p>
          </table:table-cell>
          <table:table-cell table:style-name="ce7"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8" calcext:value-type="float">
            <text:p>1808</text:p>
          </table:table-cell>
          <table:table-cell table:style-name="ce11" office:value-type="float" office:value="715829" calcext:value-type="float">
            <text:p>715829</text:p>
          </table:table-cell>
          <table:table-cell table:style-name="ce7" office:value-type="float" office:value="4273" calcext:value-type="float">
            <text:p>4273</text:p>
          </table:table-cell>
          <table:table-cell table:style-name="ce7"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95" calcext:value-type="float">
            <text:p>1795</text:p>
          </table:table-cell>
          <table:table-cell table:style-name="ce11" office:value-type="float" office:value="756099" calcext:value-type="float">
            <text:p>756099</text:p>
          </table:table-cell>
          <table:table-cell table:style-name="ce7" office:value-type="float" office:value="4461" calcext:value-type="float">
            <text:p>4461</text:p>
          </table:table-cell>
          <table:table-cell table:style-name="ce7" office:value-type="float" office:value="456" calcext:value-type="float">
            <text:p>45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3381" calcext:value-type="float">
            <text:p>3381</text:p>
          </table:table-cell>
          <table:table-cell table:style-name="ce11" office:value-type="float" office:value="711507" calcext:value-type="float">
            <text:p>711507</text:p>
          </table:table-cell>
          <table:table-cell table:style-name="ce7" office:value-type="float" office:value="4318" calcext:value-type="float">
            <text:p>4318</text:p>
          </table:table-cell>
          <table:table-cell table:style-name="ce7"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2818" calcext:value-type="float">
            <text:p>2818</text:p>
          </table:table-cell>
          <table:table-cell table:style-name="ce11" office:value-type="float" office:value="719088" calcext:value-type="float">
            <text:p>719088</text:p>
          </table:table-cell>
          <table:table-cell table:style-name="ce7" office:value-type="float" office:value="4347" calcext:value-type="float">
            <text:p>4347</text:p>
          </table:table-cell>
          <table:table-cell table:style-name="ce7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3" calcext:value-type="float">
            <text:p>1843</text:p>
          </table:table-cell>
          <table:table-cell table:style-name="ce11" office:value-type="float" office:value="708894" calcext:value-type="float">
            <text:p>708894</text:p>
          </table:table-cell>
          <table:table-cell table:style-name="ce7" office:value-type="float" office:value="4291" calcext:value-type="float">
            <text:p>4291</text:p>
          </table:table-cell>
          <table:table-cell table:style-name="ce7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26" calcext:value-type="float">
            <text:p>1826</text:p>
          </table:table-cell>
          <table:table-cell table:style-name="ce11" office:value-type="float" office:value="727548" calcext:value-type="float">
            <text:p>727548</text:p>
          </table:table-cell>
          <table:table-cell table:style-name="ce7" office:value-type="float" office:value="4637" calcext:value-type="float">
            <text:p>4637</text:p>
          </table:table-cell>
          <table:table-cell table:style-name="ce7"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6" calcext:value-type="float">
            <text:p>1866</text:p>
          </table:table-cell>
          <table:table-cell table:style-name="ce11" office:value-type="float" office:value="738716" calcext:value-type="float">
            <text:p>738716</text:p>
          </table:table-cell>
          <table:table-cell table:style-name="ce7" office:value-type="float" office:value="4369" calcext:value-type="float">
            <text:p>4369</text:p>
          </table:table-cell>
          <table:table-cell table:style-name="ce7" office:value-type="float" office:value="349" calcext:value-type="float">
            <text:p>34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916" calcext:value-type="float">
            <text:p>1916</text:p>
          </table:table-cell>
          <table:table-cell table:style-name="ce11" office:value-type="float" office:value="777546" calcext:value-type="float">
            <text:p>777546</text:p>
          </table:table-cell>
          <table:table-cell table:style-name="ce7" office:value-type="float" office:value="4423" calcext:value-type="float">
            <text:p>4423</text:p>
          </table:table-cell>
          <table:table-cell table:style-name="ce7" office:value-type="float" office:value="354" calcext:value-type="float">
            <text:p>35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82" calcext:value-type="float">
            <text:p>1882</text:p>
          </table:table-cell>
          <table:table-cell table:style-name="ce11" office:value-type="float" office:value="793823" calcext:value-type="float">
            <text:p>793823</text:p>
          </table:table-cell>
          <table:table-cell table:style-name="ce7" office:value-type="float" office:value="4440" calcext:value-type="float">
            <text:p>4440</text:p>
          </table:table-cell>
          <table:table-cell table:style-name="ce7" office:value-type="float" office:value="383" calcext:value-type="float">
            <text:p>383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7" calcext:value-type="float">
            <text:p>1807</text:p>
          </table:table-cell>
          <table:table-cell table:style-name="ce11" office:value-type="float" office:value="910693" calcext:value-type="float">
            <text:p>910693</text:p>
          </table:table-cell>
          <table:table-cell table:style-name="ce7" office:value-type="float" office:value="4369" calcext:value-type="float">
            <text:p>4369</text:p>
          </table:table-cell>
          <table:table-cell table:style-name="ce7" office:value-type="float" office:value="352" calcext:value-type="float">
            <text:p>35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58" calcext:value-type="float">
            <text:p>1858</text:p>
          </table:table-cell>
          <table:table-cell table:style-name="ce11" office:value-type="float" office:value="884560" calcext:value-type="float">
            <text:p>884560</text:p>
          </table:table-cell>
          <table:table-cell table:style-name="ce7" office:value-type="float" office:value="4418" calcext:value-type="float">
            <text:p>4418</text:p>
          </table:table-cell>
          <table:table-cell table:style-name="ce7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3" calcext:value-type="float">
            <text:p>1843</text:p>
          </table:table-cell>
          <table:table-cell table:style-name="ce11" office:value-type="float" office:value="886184" calcext:value-type="float">
            <text:p>886184</text:p>
          </table:table-cell>
          <table:table-cell table:style-name="ce7" office:value-type="float" office:value="4280" calcext:value-type="float">
            <text:p>4280</text:p>
          </table:table-cell>
          <table:table-cell table:style-name="ce7"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73" calcext:value-type="float">
            <text:p>1873</text:p>
          </table:table-cell>
          <table:table-cell table:style-name="ce11" office:value-type="float" office:value="770175" calcext:value-type="float">
            <text:p>770175</text:p>
          </table:table-cell>
          <table:table-cell table:style-name="ce7" office:value-type="float" office:value="4372" calcext:value-type="float">
            <text:p>4372</text:p>
          </table:table-cell>
          <table:table-cell table:style-name="ce7" office:value-type="float" office:value="326" calcext:value-type="float">
            <text:p>32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2519" calcext:value-type="float">
            <text:p>2519</text:p>
          </table:table-cell>
          <table:table-cell table:style-name="ce11" office:value-type="float" office:value="757490" calcext:value-type="float">
            <text:p>757490</text:p>
          </table:table-cell>
          <table:table-cell table:style-name="ce7" office:value-type="float" office:value="4494" calcext:value-type="float">
            <text:p>4494</text:p>
          </table:table-cell>
          <table:table-cell table:style-name="ce7" office:value-type="float" office:value="322" calcext:value-type="float">
            <text:p>32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83" calcext:value-type="float">
            <text:p>1783</text:p>
          </table:table-cell>
          <table:table-cell table:style-name="ce11" office:value-type="float" office:value="760107" calcext:value-type="float">
            <text:p>760107</text:p>
          </table:table-cell>
          <table:table-cell table:style-name="ce7" office:value-type="float" office:value="4402" calcext:value-type="float">
            <text:p>4402</text:p>
          </table:table-cell>
          <table:table-cell table:style-name="ce7"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03" calcext:value-type="float">
            <text:p>1803</text:p>
          </table:table-cell>
          <table:table-cell table:style-name="ce11" office:value-type="float" office:value="717999" calcext:value-type="float">
            <text:p>717999</text:p>
          </table:table-cell>
          <table:table-cell table:style-name="ce7" office:value-type="float" office:value="4324" calcext:value-type="float">
            <text:p>4324</text:p>
          </table:table-cell>
          <table:table-cell table:style-name="ce7"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56" calcext:value-type="float">
            <text:p>1856</text:p>
          </table:table-cell>
          <table:table-cell table:style-name="ce11" office:value-type="float" office:value="728258" calcext:value-type="float">
            <text:p>728258</text:p>
          </table:table-cell>
          <table:table-cell table:style-name="ce7" office:value-type="float" office:value="4038" calcext:value-type="float">
            <text:p>4038</text:p>
          </table:table-cell>
          <table:table-cell table:style-name="ce7" office:value-type="float" office:value="328" calcext:value-type="float">
            <text:p>328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13" calcext:value-type="float">
            <text:p>1813</text:p>
          </table:table-cell>
          <table:table-cell table:style-name="ce11" office:value-type="float" office:value="733155" calcext:value-type="float">
            <text:p>733155</text:p>
          </table:table-cell>
          <table:table-cell table:style-name="ce7" office:value-type="float" office:value="4004" calcext:value-type="float">
            <text:p>4004</text:p>
          </table:table-cell>
          <table:table-cell table:style-name="ce7" office:value-type="float" office:value="328" calcext:value-type="float">
            <text:p>328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71" calcext:value-type="float">
            <text:p>1771</text:p>
          </table:table-cell>
          <table:table-cell table:style-name="ce11" office:value-type="float" office:value="735576" calcext:value-type="float">
            <text:p>735576</text:p>
          </table:table-cell>
          <table:table-cell table:style-name="ce7" office:value-type="float" office:value="4349" calcext:value-type="float">
            <text:p>4349</text:p>
          </table:table-cell>
          <table:table-cell table:style-name="ce7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83" calcext:value-type="float">
            <text:p>1783</text:p>
          </table:table-cell>
          <table:table-cell table:style-name="ce11" office:value-type="float" office:value="726346" calcext:value-type="float">
            <text:p>726346</text:p>
          </table:table-cell>
          <table:table-cell table:style-name="ce7" office:value-type="float" office:value="4091" calcext:value-type="float">
            <text:p>4091</text:p>
          </table:table-cell>
          <table:table-cell table:style-name="ce7" office:value-type="float" office:value="335" calcext:value-type="float">
            <text:p>335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45" calcext:value-type="float">
            <text:p>1745</text:p>
          </table:table-cell>
          <table:table-cell table:style-name="ce11" office:value-type="float" office:value="746371" calcext:value-type="float">
            <text:p>746371</text:p>
          </table:table-cell>
          <table:table-cell table:style-name="ce7" office:value-type="float" office:value="4270" calcext:value-type="float">
            <text:p>4270</text:p>
          </table:table-cell>
          <table:table-cell table:style-name="ce7"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56" calcext:value-type="float">
            <text:p>1856</text:p>
          </table:table-cell>
          <table:table-cell table:style-name="ce11" office:value-type="float" office:value="744098" calcext:value-type="float">
            <text:p>744098</text:p>
          </table:table-cell>
          <table:table-cell table:style-name="ce7" office:value-type="float" office:value="4418" calcext:value-type="float">
            <text:p>4418</text:p>
          </table:table-cell>
          <table:table-cell table:style-name="ce7"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37" calcext:value-type="float">
            <text:p>1837</text:p>
          </table:table-cell>
          <table:table-cell table:style-name="ce11" office:value-type="float" office:value="737109" calcext:value-type="float">
            <text:p>737109</text:p>
          </table:table-cell>
          <table:table-cell table:style-name="ce7" office:value-type="float" office:value="4536" calcext:value-type="float">
            <text:p>4536</text:p>
          </table:table-cell>
          <table:table-cell table:style-name="ce7" office:value-type="float" office:value="346" calcext:value-type="float">
            <text:p>34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0" calcext:value-type="float">
            <text:p>1860</text:p>
          </table:table-cell>
          <table:table-cell table:style-name="ce11" office:value-type="float" office:value="747998" calcext:value-type="float">
            <text:p>747998</text:p>
          </table:table-cell>
          <table:table-cell table:style-name="ce7" office:value-type="float" office:value="4644" calcext:value-type="float">
            <text:p>4644</text:p>
          </table:table-cell>
          <table:table-cell table:style-name="ce7"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89" calcext:value-type="float">
            <text:p>1789</text:p>
          </table:table-cell>
          <table:table-cell table:style-name="ce11" office:value-type="float" office:value="741894" calcext:value-type="float">
            <text:p>741894</text:p>
          </table:table-cell>
          <table:table-cell table:style-name="ce7" office:value-type="float" office:value="4283" calcext:value-type="float">
            <text:p>4283</text:p>
          </table:table-cell>
          <table:table-cell table:style-name="ce7"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8" calcext:value-type="float">
            <text:p>1868</text:p>
          </table:table-cell>
          <table:table-cell table:style-name="ce11" office:value-type="float" office:value="734207" calcext:value-type="float">
            <text:p>734207</text:p>
          </table:table-cell>
          <table:table-cell table:style-name="ce7" office:value-type="float" office:value="4345" calcext:value-type="float">
            <text:p>4345</text:p>
          </table:table-cell>
          <table:table-cell table:style-name="ce7"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2" calcext:value-type="float">
            <text:p>1862</text:p>
          </table:table-cell>
          <table:table-cell table:style-name="ce11" office:value-type="float" office:value="726670" calcext:value-type="float">
            <text:p>726670</text:p>
          </table:table-cell>
          <table:table-cell table:style-name="ce7" office:value-type="float" office:value="4484" calcext:value-type="float">
            <text:p>4484</text:p>
          </table:table-cell>
          <table:table-cell table:style-name="ce7"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43" calcext:value-type="float">
            <text:p>1843</text:p>
          </table:table-cell>
          <table:table-cell table:style-name="ce11" office:value-type="float" office:value="727495" calcext:value-type="float">
            <text:p>727495</text:p>
          </table:table-cell>
          <table:table-cell table:style-name="ce7" office:value-type="float" office:value="4466" calcext:value-type="float">
            <text:p>4466</text:p>
          </table:table-cell>
          <table:table-cell table:style-name="ce7" office:value-type="float" office:value="304" calcext:value-type="float">
            <text:p>30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2266" calcext:value-type="float">
            <text:p>2266</text:p>
          </table:table-cell>
          <table:table-cell table:style-name="ce11" office:value-type="float" office:value="727489" calcext:value-type="float">
            <text:p>727489</text:p>
          </table:table-cell>
          <table:table-cell table:style-name="ce7" office:value-type="float" office:value="4265" calcext:value-type="float">
            <text:p>4265</text:p>
          </table:table-cell>
          <table:table-cell table:style-name="ce7"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62" calcext:value-type="float">
            <text:p>1862</text:p>
          </table:table-cell>
          <table:table-cell table:style-name="ce11" office:value-type="float" office:value="726803" calcext:value-type="float">
            <text:p>726803</text:p>
          </table:table-cell>
          <table:table-cell table:style-name="ce7" office:value-type="float" office:value="4341" calcext:value-type="float">
            <text:p>4341</text:p>
          </table:table-cell>
          <table:table-cell table:style-name="ce7"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906" calcext:value-type="float">
            <text:p>1906</text:p>
          </table:table-cell>
          <table:table-cell table:style-name="ce11" office:value-type="float" office:value="727409" calcext:value-type="float">
            <text:p>727409</text:p>
          </table:table-cell>
          <table:table-cell table:style-name="ce7" office:value-type="float" office:value="4333" calcext:value-type="float">
            <text:p>4333</text:p>
          </table:table-cell>
          <table:table-cell table:style-name="ce7" office:value-type="float" office:value="299" calcext:value-type="float">
            <text:p>299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98" calcext:value-type="float">
            <text:p>1798</text:p>
          </table:table-cell>
          <table:table-cell table:style-name="ce11" office:value-type="float" office:value="723693" calcext:value-type="float">
            <text:p>723693</text:p>
          </table:table-cell>
          <table:table-cell table:style-name="ce7" office:value-type="float" office:value="4264" calcext:value-type="float">
            <text:p>4264</text:p>
          </table:table-cell>
          <table:table-cell table:style-name="ce7"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908" calcext:value-type="float">
            <text:p>1908</text:p>
          </table:table-cell>
          <table:table-cell table:style-name="ce11" office:value-type="float" office:value="732145" calcext:value-type="float">
            <text:p>732145</text:p>
          </table:table-cell>
          <table:table-cell table:style-name="ce7" office:value-type="float" office:value="4331" calcext:value-type="float">
            <text:p>4331</text:p>
          </table:table-cell>
          <table:table-cell table:style-name="ce7" office:value-type="float" office:value="290" calcext:value-type="float">
            <text:p>290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style-name="ce7" office:value-type="float" office:value="1780" calcext:value-type="float">
            <text:p>1780</text:p>
          </table:table-cell>
          <table:table-cell table:style-name="ce11" office:value-type="float" office:value="718293" calcext:value-type="float">
            <text:p>718293</text:p>
          </table:table-cell>
          <table:table-cell table:style-name="ce7" office:value-type="float" office:value="4619" calcext:value-type="float">
            <text:p>4619</text:p>
          </table:table-cell>
          <table:table-cell table:style-name="ce7"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936" calcext:value-type="float">
            <text:p>1936</text:p>
          </table:table-cell>
          <table:table-cell table:style-name="ce11" office:value-type="float" office:value="732093" calcext:value-type="float">
            <text:p>732093</text:p>
          </table:table-cell>
          <table:table-cell table:style-name="ce7" office:value-type="float" office:value="4407" calcext:value-type="float">
            <text:p>4407</text:p>
          </table:table-cell>
          <table:table-cell table:style-name="ce7"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13" calcext:value-type="float">
            <text:p>1813</text:p>
          </table:table-cell>
          <table:table-cell table:style-name="ce11" office:value-type="float" office:value="721289" calcext:value-type="float">
            <text:p>721289</text:p>
          </table:table-cell>
          <table:table-cell table:style-name="ce7" office:value-type="float" office:value="4407" calcext:value-type="float">
            <text:p>4407</text:p>
          </table:table-cell>
          <table:table-cell table:style-name="ce7" office:value-type="float" office:value="304" calcext:value-type="float">
            <text:p>304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90" calcext:value-type="float">
            <text:p>1890</text:p>
          </table:table-cell>
          <table:table-cell table:style-name="ce11" office:value-type="float" office:value="731116" calcext:value-type="float">
            <text:p>731116</text:p>
          </table:table-cell>
          <table:table-cell table:style-name="ce7" office:value-type="float" office:value="4159" calcext:value-type="float">
            <text:p>4159</text:p>
          </table:table-cell>
          <table:table-cell table:style-name="ce7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948" calcext:value-type="float">
            <text:p>1948</text:p>
          </table:table-cell>
          <table:table-cell table:style-name="ce11" office:value-type="float" office:value="713233" calcext:value-type="float">
            <text:p>713233</text:p>
          </table:table-cell>
          <table:table-cell table:style-name="ce7" office:value-type="float" office:value="4162" calcext:value-type="float">
            <text:p>4162</text:p>
          </table:table-cell>
          <table:table-cell table:style-name="ce7" office:value-type="float" office:value="313" calcext:value-type="float">
            <text:p>313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83" calcext:value-type="float">
            <text:p>1883</text:p>
          </table:table-cell>
          <table:table-cell table:style-name="ce11" office:value-type="float" office:value="716350" calcext:value-type="float">
            <text:p>716350</text:p>
          </table:table-cell>
          <table:table-cell table:style-name="ce7" office:value-type="float" office:value="4135" calcext:value-type="float">
            <text:p>4135</text:p>
          </table:table-cell>
          <table:table-cell table:style-name="ce7" office:value-type="float" office:value="316" calcext:value-type="float">
            <text:p>316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777" calcext:value-type="float">
            <text:p>1777</text:p>
          </table:table-cell>
          <table:table-cell table:style-name="ce11" office:value-type="float" office:value="714872" calcext:value-type="float">
            <text:p>714872</text:p>
          </table:table-cell>
          <table:table-cell table:style-name="ce7" office:value-type="float" office:value="4126" calcext:value-type="float">
            <text:p>4126</text:p>
          </table:table-cell>
          <table:table-cell table:style-name="ce7"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float" office:value="1810" calcext:value-type="float">
            <text:p>1810</text:p>
          </table:table-cell>
          <table:table-cell table:style-name="ce11" office:value-type="float" office:value="715939" calcext:value-type="float">
            <text:p>715939</text:p>
          </table:table-cell>
          <table:table-cell table:style-name="ce7" office:value-type="float" office:value="4125" calcext:value-type="float">
            <text:p>4125</text:p>
          </table:table-cell>
          <table:table-cell table:style-name="ce7" office:value-type="float" office:value="318" calcext:value-type="float">
            <text:p>318</text:p>
          </table:table-cell>
          <table:table-cell/>
          <table:table-cell table:style-name="ce15"/>
          <table:table-cell table:number-columns-repeated="6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9" table:formula="of:=AVERAGE([.B2:.B101])" office:value-type="float" office:value="14596.87" calcext:value-type="float">
            <text:p>14596,87</text:p>
          </table:table-cell>
          <table:table-cell table:style-name="ce13" table:formula="of:=AVERAGE([.C12:.C101])" office:value-type="float" office:value="726904.144444444" calcext:value-type="float">
            <text:p>726904,144444444</text:p>
          </table:table-cell>
          <table:table-cell table:style-name="ce13" table:formula="of:=AVERAGE([.D12:.D101])" office:value-type="float" office:value="4369.68888888889" calcext:value-type="float">
            <text:p>4369,68888888889</text:p>
          </table:table-cell>
          <table:table-cell table:style-name="ce13" table:formula="of:=AVERAGE([.E12:.E101])" office:value-type="float" office:value="339.922222222222" calcext:value-type="float">
            <text:p>339,922222222222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1">
          <table:table-cell table:style-name="ce3" office:value-type="string" calcext:value-type="string">
            <text:p>Total des moyennes</text:p>
          </table:table-cell>
          <table:table-cell table:style-name="ce3" table:formula="of:=SUM([.B102];[.C102];[.D102];[.E102])" office:value-type="float" office:value="746210.625555556" calcext:value-type="float">
            <text:p>746210,625555556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otal de la 50eme</text:p>
          </table:table-cell>
          <table:table-cell table:style-name="ce4" table:formula="of:=SUM([.B51];[.C51];[.D51];[.E51])" office:value-type="float" office:value="726742" calcext:value-type="float">
            <text:p>726742</text:p>
          </table:table-cell>
          <table:table-cell table:number-columns-repeated="11"/>
        </table:table-row>
        <table:table-row table:style-name="ro2" table:number-rows-repeated="5">
          <table:table-cell table:number-columns-repeated="13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2" table:number-columns-repeated="2"/>
          <table:table-cell table:number-columns-repeated="7"/>
        </table:table-row>
        <table:table-row table:style-name="ro2" table:number-rows-repeated="93">
          <table:table-cell table:number-columns-repeated="13"/>
        </table:table-row>
        <table:table-row table:style-name="ro1" table:number-rows-repeated="4">
          <table:table-cell table:style-name="ce5"/>
          <table:table-cell table:number-columns-repeated="12"/>
        </table:table-row>
        <table:table-row table:style-name="ro2" table:number-rows-repeated="92">
          <table:table-cell table:number-columns-repeated="13"/>
        </table:table-row>
        <table:table-row table:style-name="ro1" table:number-rows-repeated="11">
          <table:table-cell table:style-name="ce5"/>
          <table:table-cell table:number-columns-repeated="12"/>
        </table:table-row>
        <table:table-row table:style-name="ro1">
          <table:table-cell table:style-name="ce5"/>
          <table:table-cell table:number-columns-repeated="12"/>
        </table:table-row>
      </table:table>
      <table:table table:name="OptiCompilation" table:style-name="ta1">
        <table:table-column table:style-name="co9" table:default-cell-style-name="Default"/>
        <table:table-column table:style-name="co10" table:default-cell-style-name="ce11"/>
        <table:table-column table:style-name="co6" table:number-columns-repeated="3" table:default-cell-style-name="ce11"/>
        <table:table-column table:style-name="co6" table:number-columns-repeated="4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3">
          <table:table-cell table:style-name="ce17" office:value-type="string" calcext:value-type="string" table:number-columns-spanned="13" table:number-rows-spanned="1">
            <text:p><text:span text:style-name="T1">Sur cette feuille il s’agit des temps d’optimisation avec </text:span><text:span text:style-name="T2">optimisation de compilation</text:span><text:span text:style-name="T1"> à l’exécution, sur</text:span><text:span text:style-name="T2"> l’algo naif</text:span><text:span text:style-name="T1">.</text:span></text:p>
          </table:table-cell>
          <table:covered-table-cell table:number-columns-repeated="4" table:style-name="Default"/>
          <table:covered-table-cell table:number-columns-repeated="8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étection Mouvement</text:p>
          </table:table-cell>
          <table:covered-table-cell table:number-columns-repeated="3"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Naif</text:p>
          </table:table-cell>
          <table:table-cell table:style-name="ce19" office:value-type="string" calcext:value-type="string">
            <text:p>"-O1"</text:p>
          </table:table-cell>
          <table:table-cell table:style-name="ce19" office:value-type="string" calcext:value-type="string">
            <text:p>"-O2"</text:p>
          </table:table-cell>
          <table:table-cell table:style-name="ce19" office:value-type="string" calcext:value-type="string">
            <text:p>"-O3"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355" calcext:value-type="float">
            <text:p>693355</text:p>
          </table:table-cell>
          <table:table-cell office:value-type="float" office:value="217239" calcext:value-type="float">
            <text:p>217239</text:p>
          </table:table-cell>
          <table:table-cell office:value-type="float" office:value="203757" calcext:value-type="float">
            <text:p>203757</text:p>
          </table:table-cell>
          <table:table-cell office:value-type="float" office:value="210451" calcext:value-type="float">
            <text:p>2104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105" calcext:value-type="float">
            <text:p>699105</text:p>
          </table:table-cell>
          <table:table-cell office:value-type="float" office:value="222225" calcext:value-type="float">
            <text:p>222225</text:p>
          </table:table-cell>
          <table:table-cell office:value-type="float" office:value="205909" calcext:value-type="float">
            <text:p>205909</text:p>
          </table:table-cell>
          <table:table-cell office:value-type="float" office:value="204705" calcext:value-type="float">
            <text:p>204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241" calcext:value-type="float">
            <text:p>695241</text:p>
          </table:table-cell>
          <table:table-cell office:value-type="float" office:value="221741" calcext:value-type="float">
            <text:p>221741</text:p>
          </table:table-cell>
          <table:table-cell office:value-type="float" office:value="215333" calcext:value-type="float">
            <text:p>215333</text:p>
          </table:table-cell>
          <table:table-cell office:value-type="float" office:value="204294" calcext:value-type="float">
            <text:p>204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786" calcext:value-type="float">
            <text:p>691786</text:p>
          </table:table-cell>
          <table:table-cell office:value-type="float" office:value="206886" calcext:value-type="float">
            <text:p>206886</text:p>
          </table:table-cell>
          <table:table-cell office:value-type="float" office:value="221524" calcext:value-type="float">
            <text:p>221524</text:p>
          </table:table-cell>
          <table:table-cell office:value-type="float" office:value="217393" calcext:value-type="float">
            <text:p>217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183" calcext:value-type="float">
            <text:p>694183</text:p>
          </table:table-cell>
          <table:table-cell office:value-type="float" office:value="205383" calcext:value-type="float">
            <text:p>205383</text:p>
          </table:table-cell>
          <table:table-cell office:value-type="float" office:value="215827" calcext:value-type="float">
            <text:p>215827</text:p>
          </table:table-cell>
          <table:table-cell office:value-type="float" office:value="212327" calcext:value-type="float">
            <text:p>212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873" calcext:value-type="float">
            <text:p>691873</text:p>
          </table:table-cell>
          <table:table-cell office:value-type="float" office:value="204099" calcext:value-type="float">
            <text:p>204099</text:p>
          </table:table-cell>
          <table:table-cell office:value-type="float" office:value="205317" calcext:value-type="float">
            <text:p>205317</text:p>
          </table:table-cell>
          <table:table-cell office:value-type="float" office:value="214436" calcext:value-type="float">
            <text:p>214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965" calcext:value-type="float">
            <text:p>693965</text:p>
          </table:table-cell>
          <table:table-cell office:value-type="float" office:value="197696" calcext:value-type="float">
            <text:p>197696</text:p>
          </table:table-cell>
          <table:table-cell office:value-type="float" office:value="203684" calcext:value-type="float">
            <text:p>203684</text:p>
          </table:table-cell>
          <table:table-cell office:value-type="float" office:value="219034" calcext:value-type="float">
            <text:p>219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751" calcext:value-type="float">
            <text:p>695751</text:p>
          </table:table-cell>
          <table:table-cell office:value-type="float" office:value="202031" calcext:value-type="float">
            <text:p>202031</text:p>
          </table:table-cell>
          <table:table-cell office:value-type="float" office:value="202983" calcext:value-type="float">
            <text:p>202983</text:p>
          </table:table-cell>
          <table:table-cell office:value-type="float" office:value="222042" calcext:value-type="float">
            <text:p>222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2835" calcext:value-type="float">
            <text:p>692835</text:p>
          </table:table-cell>
          <table:table-cell office:value-type="float" office:value="198737" calcext:value-type="float">
            <text:p>198737</text:p>
          </table:table-cell>
          <table:table-cell office:value-type="float" office:value="203313" calcext:value-type="float">
            <text:p>203313</text:p>
          </table:table-cell>
          <table:table-cell office:value-type="float" office:value="219606" calcext:value-type="float">
            <text:p>219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317" calcext:value-type="float">
            <text:p>695317</text:p>
          </table:table-cell>
          <table:table-cell office:value-type="float" office:value="205132" calcext:value-type="float">
            <text:p>205132</text:p>
          </table:table-cell>
          <table:table-cell office:value-type="float" office:value="204611" calcext:value-type="float">
            <text:p>204611</text:p>
          </table:table-cell>
          <table:table-cell office:value-type="float" office:value="223509" calcext:value-type="float">
            <text:p>2235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338" calcext:value-type="float">
            <text:p>703338</text:p>
          </table:table-cell>
          <table:table-cell office:value-type="float" office:value="198198" calcext:value-type="float">
            <text:p>198198</text:p>
          </table:table-cell>
          <table:table-cell office:value-type="float" office:value="200427" calcext:value-type="float">
            <text:p>200427</text:p>
          </table:table-cell>
          <table:table-cell office:value-type="float" office:value="222932" calcext:value-type="float">
            <text:p>222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810" calcext:value-type="float">
            <text:p>716810</text:p>
          </table:table-cell>
          <table:table-cell office:value-type="float" office:value="222489" calcext:value-type="float">
            <text:p>222489</text:p>
          </table:table-cell>
          <table:table-cell office:value-type="float" office:value="237482" calcext:value-type="float">
            <text:p>237482</text:p>
          </table:table-cell>
          <table:table-cell office:value-type="float" office:value="239957" calcext:value-type="float">
            <text:p>239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119" calcext:value-type="float">
            <text:p>717119</text:p>
          </table:table-cell>
          <table:table-cell office:value-type="float" office:value="219472" calcext:value-type="float">
            <text:p>219472</text:p>
          </table:table-cell>
          <table:table-cell office:value-type="float" office:value="237687" calcext:value-type="float">
            <text:p>237687</text:p>
          </table:table-cell>
          <table:table-cell office:value-type="float" office:value="243440" calcext:value-type="float">
            <text:p>2434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398" calcext:value-type="float">
            <text:p>719398</text:p>
          </table:table-cell>
          <table:table-cell office:value-type="float" office:value="217338" calcext:value-type="float">
            <text:p>217338</text:p>
          </table:table-cell>
          <table:table-cell office:value-type="float" office:value="236076" calcext:value-type="float">
            <text:p>236076</text:p>
          </table:table-cell>
          <table:table-cell office:value-type="float" office:value="246336" calcext:value-type="float">
            <text:p>246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831" calcext:value-type="float">
            <text:p>714831</text:p>
          </table:table-cell>
          <table:table-cell office:value-type="float" office:value="220234" calcext:value-type="float">
            <text:p>220234</text:p>
          </table:table-cell>
          <table:table-cell office:value-type="float" office:value="241730" calcext:value-type="float">
            <text:p>241730</text:p>
          </table:table-cell>
          <table:table-cell office:value-type="float" office:value="239367" calcext:value-type="float">
            <text:p>2393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885" calcext:value-type="float">
            <text:p>721885</text:p>
          </table:table-cell>
          <table:table-cell office:value-type="float" office:value="218850" calcext:value-type="float">
            <text:p>218850</text:p>
          </table:table-cell>
          <table:table-cell office:value-type="float" office:value="238578" calcext:value-type="float">
            <text:p>238578</text:p>
          </table:table-cell>
          <table:table-cell office:value-type="float" office:value="245120" calcext:value-type="float">
            <text:p>2451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513" calcext:value-type="float">
            <text:p>718513</text:p>
          </table:table-cell>
          <table:table-cell office:value-type="float" office:value="225427" calcext:value-type="float">
            <text:p>225427</text:p>
          </table:table-cell>
          <table:table-cell office:value-type="float" office:value="234200" calcext:value-type="float">
            <text:p>234200</text:p>
          </table:table-cell>
          <table:table-cell office:value-type="float" office:value="239010" calcext:value-type="float">
            <text:p>2390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884" calcext:value-type="float">
            <text:p>720884</text:p>
          </table:table-cell>
          <table:table-cell office:value-type="float" office:value="216593" calcext:value-type="float">
            <text:p>216593</text:p>
          </table:table-cell>
          <table:table-cell office:value-type="float" office:value="232313" calcext:value-type="float">
            <text:p>232313</text:p>
          </table:table-cell>
          <table:table-cell office:value-type="float" office:value="239678" calcext:value-type="float">
            <text:p>239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767" calcext:value-type="float">
            <text:p>705767</text:p>
          </table:table-cell>
          <table:table-cell office:value-type="float" office:value="201018" calcext:value-type="float">
            <text:p>201018</text:p>
          </table:table-cell>
          <table:table-cell office:value-type="float" office:value="221704" calcext:value-type="float">
            <text:p>221704</text:p>
          </table:table-cell>
          <table:table-cell office:value-type="float" office:value="239078" calcext:value-type="float">
            <text:p>239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353" calcext:value-type="float">
            <text:p>708353</text:p>
          </table:table-cell>
          <table:table-cell office:value-type="float" office:value="202066" calcext:value-type="float">
            <text:p>202066</text:p>
          </table:table-cell>
          <table:table-cell office:value-type="float" office:value="219485" calcext:value-type="float">
            <text:p>219485</text:p>
          </table:table-cell>
          <table:table-cell office:value-type="float" office:value="229885" calcext:value-type="float">
            <text:p>229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130" calcext:value-type="float">
            <text:p>702130</text:p>
          </table:table-cell>
          <table:table-cell office:value-type="float" office:value="211153" calcext:value-type="float">
            <text:p>211153</text:p>
          </table:table-cell>
          <table:table-cell office:value-type="float" office:value="224791" calcext:value-type="float">
            <text:p>224791</text:p>
          </table:table-cell>
          <table:table-cell office:value-type="float" office:value="231545" calcext:value-type="float">
            <text:p>231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116" calcext:value-type="float">
            <text:p>705116</text:p>
          </table:table-cell>
          <table:table-cell office:value-type="float" office:value="209670" calcext:value-type="float">
            <text:p>209670</text:p>
          </table:table-cell>
          <table:table-cell office:value-type="float" office:value="228824" calcext:value-type="float">
            <text:p>228824</text:p>
          </table:table-cell>
          <table:table-cell office:value-type="float" office:value="241386" calcext:value-type="float">
            <text:p>241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068" calcext:value-type="float">
            <text:p>707068</text:p>
          </table:table-cell>
          <table:table-cell office:value-type="float" office:value="216875" calcext:value-type="float">
            <text:p>216875</text:p>
          </table:table-cell>
          <table:table-cell office:value-type="float" office:value="227690" calcext:value-type="float">
            <text:p>227690</text:p>
          </table:table-cell>
          <table:table-cell office:value-type="float" office:value="239194" calcext:value-type="float">
            <text:p>239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295" calcext:value-type="float">
            <text:p>708295</text:p>
          </table:table-cell>
          <table:table-cell office:value-type="float" office:value="218761" calcext:value-type="float">
            <text:p>218761</text:p>
          </table:table-cell>
          <table:table-cell office:value-type="float" office:value="228215" calcext:value-type="float">
            <text:p>228215</text:p>
          </table:table-cell>
          <table:table-cell office:value-type="float" office:value="241154" calcext:value-type="float">
            <text:p>2411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912" calcext:value-type="float">
            <text:p>708912</text:p>
          </table:table-cell>
          <table:table-cell office:value-type="float" office:value="223823" calcext:value-type="float">
            <text:p>223823</text:p>
          </table:table-cell>
          <table:table-cell office:value-type="float" office:value="227479" calcext:value-type="float">
            <text:p>227479</text:p>
          </table:table-cell>
          <table:table-cell office:value-type="float" office:value="239441" calcext:value-type="float">
            <text:p>239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4427" calcext:value-type="float">
            <text:p>704427</text:p>
          </table:table-cell>
          <table:table-cell office:value-type="float" office:value="224242" calcext:value-type="float">
            <text:p>224242</text:p>
          </table:table-cell>
          <table:table-cell office:value-type="float" office:value="232118" calcext:value-type="float">
            <text:p>232118</text:p>
          </table:table-cell>
          <table:table-cell office:value-type="float" office:value="234752" calcext:value-type="float">
            <text:p>234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279" calcext:value-type="float">
            <text:p>703279</text:p>
          </table:table-cell>
          <table:table-cell office:value-type="float" office:value="222678" calcext:value-type="float">
            <text:p>222678</text:p>
          </table:table-cell>
          <table:table-cell office:value-type="float" office:value="226276" calcext:value-type="float">
            <text:p>226276</text:p>
          </table:table-cell>
          <table:table-cell office:value-type="float" office:value="236776" calcext:value-type="float">
            <text:p>236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528" calcext:value-type="float">
            <text:p>702528</text:p>
          </table:table-cell>
          <table:table-cell office:value-type="float" office:value="224360" calcext:value-type="float">
            <text:p>224360</text:p>
          </table:table-cell>
          <table:table-cell office:value-type="float" office:value="225726" calcext:value-type="float">
            <text:p>225726</text:p>
          </table:table-cell>
          <table:table-cell office:value-type="float" office:value="226463" calcext:value-type="float">
            <text:p>2264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549" calcext:value-type="float">
            <text:p>703549</text:p>
          </table:table-cell>
          <table:table-cell office:value-type="float" office:value="217668" calcext:value-type="float">
            <text:p>217668</text:p>
          </table:table-cell>
          <table:table-cell office:value-type="float" office:value="227163" calcext:value-type="float">
            <text:p>227163</text:p>
          </table:table-cell>
          <table:table-cell office:value-type="float" office:value="226693" calcext:value-type="float">
            <text:p>2266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082" calcext:value-type="float">
            <text:p>699082</text:p>
          </table:table-cell>
          <table:table-cell office:value-type="float" office:value="235583" calcext:value-type="float">
            <text:p>235583</text:p>
          </table:table-cell>
          <table:table-cell office:value-type="float" office:value="228155" calcext:value-type="float">
            <text:p>228155</text:p>
          </table:table-cell>
          <table:table-cell office:value-type="float" office:value="229234" calcext:value-type="float">
            <text:p>2292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112" calcext:value-type="float">
            <text:p>719112</text:p>
          </table:table-cell>
          <table:table-cell office:value-type="float" office:value="230299" calcext:value-type="float">
            <text:p>230299</text:p>
          </table:table-cell>
          <table:table-cell office:value-type="float" office:value="227264" calcext:value-type="float">
            <text:p>227264</text:p>
          </table:table-cell>
          <table:table-cell office:value-type="float" office:value="223693" calcext:value-type="float">
            <text:p>2236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524" calcext:value-type="float">
            <text:p>717524</text:p>
          </table:table-cell>
          <table:table-cell office:value-type="float" office:value="243677" calcext:value-type="float">
            <text:p>243677</text:p>
          </table:table-cell>
          <table:table-cell office:value-type="float" office:value="225580" calcext:value-type="float">
            <text:p>225580</text:p>
          </table:table-cell>
          <table:table-cell office:value-type="float" office:value="221979" calcext:value-type="float">
            <text:p>221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353" calcext:value-type="float">
            <text:p>716353</text:p>
          </table:table-cell>
          <table:table-cell office:value-type="float" office:value="243668" calcext:value-type="float">
            <text:p>243668</text:p>
          </table:table-cell>
          <table:table-cell office:value-type="float" office:value="225874" calcext:value-type="float">
            <text:p>225874</text:p>
          </table:table-cell>
          <table:table-cell office:value-type="float" office:value="222453" calcext:value-type="float">
            <text:p>222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347" calcext:value-type="float">
            <text:p>718347</text:p>
          </table:table-cell>
          <table:table-cell office:value-type="float" office:value="241681" calcext:value-type="float">
            <text:p>241681</text:p>
          </table:table-cell>
          <table:table-cell office:value-type="float" office:value="241246" calcext:value-type="float">
            <text:p>241246</text:p>
          </table:table-cell>
          <table:table-cell office:value-type="float" office:value="221420" calcext:value-type="float">
            <text:p>2214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573" calcext:value-type="float">
            <text:p>716573</text:p>
          </table:table-cell>
          <table:table-cell office:value-type="float" office:value="235954" calcext:value-type="float">
            <text:p>235954</text:p>
          </table:table-cell>
          <table:table-cell office:value-type="float" office:value="238287" calcext:value-type="float">
            <text:p>238287</text:p>
          </table:table-cell>
          <table:table-cell office:value-type="float" office:value="220878" calcext:value-type="float">
            <text:p>2208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003" calcext:value-type="float">
            <text:p>718003</text:p>
          </table:table-cell>
          <table:table-cell office:value-type="float" office:value="236677" calcext:value-type="float">
            <text:p>236677</text:p>
          </table:table-cell>
          <table:table-cell office:value-type="float" office:value="237905" calcext:value-type="float">
            <text:p>237905</text:p>
          </table:table-cell>
          <table:table-cell office:value-type="float" office:value="220768" calcext:value-type="float">
            <text:p>220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136" calcext:value-type="float">
            <text:p>718136</text:p>
          </table:table-cell>
          <table:table-cell office:value-type="float" office:value="235588" calcext:value-type="float">
            <text:p>235588</text:p>
          </table:table-cell>
          <table:table-cell office:value-type="float" office:value="244845" calcext:value-type="float">
            <text:p>244845</text:p>
          </table:table-cell>
          <table:table-cell office:value-type="float" office:value="220321" calcext:value-type="float">
            <text:p>220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840" calcext:value-type="float">
            <text:p>717840</text:p>
          </table:table-cell>
          <table:table-cell office:value-type="float" office:value="235144" calcext:value-type="float">
            <text:p>235144</text:p>
          </table:table-cell>
          <table:table-cell office:value-type="float" office:value="236876" calcext:value-type="float">
            <text:p>236876</text:p>
          </table:table-cell>
          <table:table-cell office:value-type="float" office:value="226931" calcext:value-type="float">
            <text:p>226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968" calcext:value-type="float">
            <text:p>719968</text:p>
          </table:table-cell>
          <table:table-cell office:value-type="float" office:value="235775" calcext:value-type="float">
            <text:p>235775</text:p>
          </table:table-cell>
          <table:table-cell office:value-type="float" office:value="237047" calcext:value-type="float">
            <text:p>237047</text:p>
          </table:table-cell>
          <table:table-cell office:value-type="float" office:value="220337" calcext:value-type="float">
            <text:p>22033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50éme exec</text:p>
          </table:table-cell>
          <table:table-cell table:style-name="ce12" office:value-type="float" office:value="720039" calcext:value-type="float">
            <text:p>720039</text:p>
          </table:table-cell>
          <table:table-cell table:style-name="ce12" office:value-type="float" office:value="238835" calcext:value-type="float">
            <text:p>238835</text:p>
          </table:table-cell>
          <table:table-cell table:style-name="ce12" office:value-type="float" office:value="237502" calcext:value-type="float">
            <text:p>237502</text:p>
          </table:table-cell>
          <table:table-cell table:style-name="ce12" office:value-type="float" office:value="221945" calcext:value-type="float">
            <text:p>221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603" calcext:value-type="float">
            <text:p>707603</text:p>
          </table:table-cell>
          <table:table-cell office:value-type="float" office:value="233231" calcext:value-type="float">
            <text:p>233231</text:p>
          </table:table-cell>
          <table:table-cell office:value-type="float" office:value="227382" calcext:value-type="float">
            <text:p>227382</text:p>
          </table:table-cell>
          <table:table-cell office:value-type="float" office:value="212630" calcext:value-type="float">
            <text:p>2126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1422" calcext:value-type="float">
            <text:p>701422</text:p>
          </table:table-cell>
          <table:table-cell office:value-type="float" office:value="227720" calcext:value-type="float">
            <text:p>227720</text:p>
          </table:table-cell>
          <table:table-cell office:value-type="float" office:value="228206" calcext:value-type="float">
            <text:p>228206</text:p>
          </table:table-cell>
          <table:table-cell office:value-type="float" office:value="215923" calcext:value-type="float">
            <text:p>215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7928" calcext:value-type="float">
            <text:p>697928</text:p>
          </table:table-cell>
          <table:table-cell office:value-type="float" office:value="227465" calcext:value-type="float">
            <text:p>227465</text:p>
          </table:table-cell>
          <table:table-cell office:value-type="float" office:value="227884" calcext:value-type="float">
            <text:p>227884</text:p>
          </table:table-cell>
          <table:table-cell office:value-type="float" office:value="215156" calcext:value-type="float">
            <text:p>215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959" calcext:value-type="float">
            <text:p>703959</text:p>
          </table:table-cell>
          <table:table-cell office:value-type="float" office:value="227916" calcext:value-type="float">
            <text:p>227916</text:p>
          </table:table-cell>
          <table:table-cell office:value-type="float" office:value="224910" calcext:value-type="float">
            <text:p>224910</text:p>
          </table:table-cell>
          <table:table-cell office:value-type="float" office:value="215359" calcext:value-type="float">
            <text:p>215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6749" calcext:value-type="float">
            <text:p>776749</text:p>
          </table:table-cell>
          <table:table-cell office:value-type="float" office:value="227224" calcext:value-type="float">
            <text:p>227224</text:p>
          </table:table-cell>
          <table:table-cell office:value-type="float" office:value="226485" calcext:value-type="float">
            <text:p>226485</text:p>
          </table:table-cell>
          <table:table-cell office:value-type="float" office:value="211103" calcext:value-type="float">
            <text:p>2111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5503" calcext:value-type="float">
            <text:p>815503</text:p>
          </table:table-cell>
          <table:table-cell office:value-type="float" office:value="225730" calcext:value-type="float">
            <text:p>225730</text:p>
          </table:table-cell>
          <table:table-cell office:value-type="float" office:value="227568" calcext:value-type="float">
            <text:p>227568</text:p>
          </table:table-cell>
          <table:table-cell office:value-type="float" office:value="210840" calcext:value-type="float">
            <text:p>2108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180" calcext:value-type="float">
            <text:p>718180</text:p>
          </table:table-cell>
          <table:table-cell office:value-type="float" office:value="225212" calcext:value-type="float">
            <text:p>225212</text:p>
          </table:table-cell>
          <table:table-cell office:value-type="float" office:value="227798" calcext:value-type="float">
            <text:p>227798</text:p>
          </table:table-cell>
          <table:table-cell office:value-type="float" office:value="217308" calcext:value-type="float">
            <text:p>217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299" calcext:value-type="float">
            <text:p>705299</text:p>
          </table:table-cell>
          <table:table-cell office:value-type="float" office:value="228414" calcext:value-type="float">
            <text:p>228414</text:p>
          </table:table-cell>
          <table:table-cell office:value-type="float" office:value="235106" calcext:value-type="float">
            <text:p>235106</text:p>
          </table:table-cell>
          <table:table-cell office:value-type="float" office:value="209681" calcext:value-type="float">
            <text:p>209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981" calcext:value-type="float">
            <text:p>711981</text:p>
          </table:table-cell>
          <table:table-cell office:value-type="float" office:value="228153" calcext:value-type="float">
            <text:p>228153</text:p>
          </table:table-cell>
          <table:table-cell office:value-type="float" office:value="227864" calcext:value-type="float">
            <text:p>227864</text:p>
          </table:table-cell>
          <table:table-cell office:value-type="float" office:value="212062" calcext:value-type="float">
            <text:p>212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829" calcext:value-type="float">
            <text:p>715829</text:p>
          </table:table-cell>
          <table:table-cell office:value-type="float" office:value="226849" calcext:value-type="float">
            <text:p>226849</text:p>
          </table:table-cell>
          <table:table-cell office:value-type="float" office:value="227446" calcext:value-type="float">
            <text:p>227446</text:p>
          </table:table-cell>
          <table:table-cell office:value-type="float" office:value="211558" calcext:value-type="float">
            <text:p>2115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6099" calcext:value-type="float">
            <text:p>756099</text:p>
          </table:table-cell>
          <table:table-cell office:value-type="float" office:value="235708" calcext:value-type="float">
            <text:p>235708</text:p>
          </table:table-cell>
          <table:table-cell office:value-type="float" office:value="226861" calcext:value-type="float">
            <text:p>226861</text:p>
          </table:table-cell>
          <table:table-cell office:value-type="float" office:value="212672" calcext:value-type="float">
            <text:p>212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507" calcext:value-type="float">
            <text:p>711507</text:p>
          </table:table-cell>
          <table:table-cell office:value-type="float" office:value="229392" calcext:value-type="float">
            <text:p>229392</text:p>
          </table:table-cell>
          <table:table-cell office:value-type="float" office:value="226893" calcext:value-type="float">
            <text:p>226893</text:p>
          </table:table-cell>
          <table:table-cell office:value-type="float" office:value="211519" calcext:value-type="float">
            <text:p>211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088" calcext:value-type="float">
            <text:p>719088</text:p>
          </table:table-cell>
          <table:table-cell office:value-type="float" office:value="235984" calcext:value-type="float">
            <text:p>235984</text:p>
          </table:table-cell>
          <table:table-cell office:value-type="float" office:value="227169" calcext:value-type="float">
            <text:p>227169</text:p>
          </table:table-cell>
          <table:table-cell office:value-type="float" office:value="218740" calcext:value-type="float">
            <text:p>2187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894" calcext:value-type="float">
            <text:p>708894</text:p>
          </table:table-cell>
          <table:table-cell office:value-type="float" office:value="235749" calcext:value-type="float">
            <text:p>235749</text:p>
          </table:table-cell>
          <table:table-cell office:value-type="float" office:value="227476" calcext:value-type="float">
            <text:p>227476</text:p>
          </table:table-cell>
          <table:table-cell office:value-type="float" office:value="211827" calcext:value-type="float">
            <text:p>211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548" calcext:value-type="float">
            <text:p>727548</text:p>
          </table:table-cell>
          <table:table-cell office:value-type="float" office:value="222947" calcext:value-type="float">
            <text:p>222947</text:p>
          </table:table-cell>
          <table:table-cell office:value-type="float" office:value="238304" calcext:value-type="float">
            <text:p>238304</text:p>
          </table:table-cell>
          <table:table-cell office:value-type="float" office:value="220580" calcext:value-type="float">
            <text:p>2205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8716" calcext:value-type="float">
            <text:p>738716</text:p>
          </table:table-cell>
          <table:table-cell office:value-type="float" office:value="227872" calcext:value-type="float">
            <text:p>227872</text:p>
          </table:table-cell>
          <table:table-cell office:value-type="float" office:value="236460" calcext:value-type="float">
            <text:p>236460</text:p>
          </table:table-cell>
          <table:table-cell office:value-type="float" office:value="221035" calcext:value-type="float">
            <text:p>221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7546" calcext:value-type="float">
            <text:p>777546</text:p>
          </table:table-cell>
          <table:table-cell office:value-type="float" office:value="229485" calcext:value-type="float">
            <text:p>229485</text:p>
          </table:table-cell>
          <table:table-cell office:value-type="float" office:value="240317" calcext:value-type="float">
            <text:p>240317</text:p>
          </table:table-cell>
          <table:table-cell office:value-type="float" office:value="227430" calcext:value-type="float">
            <text:p>2274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3823" calcext:value-type="float">
            <text:p>793823</text:p>
          </table:table-cell>
          <table:table-cell office:value-type="float" office:value="224219" calcext:value-type="float">
            <text:p>224219</text:p>
          </table:table-cell>
          <table:table-cell office:value-type="float" office:value="240514" calcext:value-type="float">
            <text:p>240514</text:p>
          </table:table-cell>
          <table:table-cell office:value-type="float" office:value="225260" calcext:value-type="float">
            <text:p>2252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0693" calcext:value-type="float">
            <text:p>910693</text:p>
          </table:table-cell>
          <table:table-cell office:value-type="float" office:value="222911" calcext:value-type="float">
            <text:p>222911</text:p>
          </table:table-cell>
          <table:table-cell office:value-type="float" office:value="243378" calcext:value-type="float">
            <text:p>243378</text:p>
          </table:table-cell>
          <table:table-cell office:value-type="float" office:value="246257" calcext:value-type="float">
            <text:p>246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4560" calcext:value-type="float">
            <text:p>884560</text:p>
          </table:table-cell>
          <table:table-cell office:value-type="float" office:value="218072" calcext:value-type="float">
            <text:p>218072</text:p>
          </table:table-cell>
          <table:table-cell office:value-type="float" office:value="246779" calcext:value-type="float">
            <text:p>246779</text:p>
          </table:table-cell>
          <table:table-cell office:value-type="float" office:value="238712" calcext:value-type="float">
            <text:p>238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6184" calcext:value-type="float">
            <text:p>886184</text:p>
          </table:table-cell>
          <table:table-cell office:value-type="float" office:value="219004" calcext:value-type="float">
            <text:p>219004</text:p>
          </table:table-cell>
          <table:table-cell office:value-type="float" office:value="244252" calcext:value-type="float">
            <text:p>244252</text:p>
          </table:table-cell>
          <table:table-cell office:value-type="float" office:value="242311" calcext:value-type="float">
            <text:p>2423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0175" calcext:value-type="float">
            <text:p>770175</text:p>
          </table:table-cell>
          <table:table-cell office:value-type="float" office:value="212664" calcext:value-type="float">
            <text:p>212664</text:p>
          </table:table-cell>
          <table:table-cell office:value-type="float" office:value="227630" calcext:value-type="float">
            <text:p>227630</text:p>
          </table:table-cell>
          <table:table-cell office:value-type="float" office:value="228605" calcext:value-type="float">
            <text:p>228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7490" calcext:value-type="float">
            <text:p>757490</text:p>
          </table:table-cell>
          <table:table-cell office:value-type="float" office:value="215960" calcext:value-type="float">
            <text:p>215960</text:p>
          </table:table-cell>
          <table:table-cell office:value-type="float" office:value="226978" calcext:value-type="float">
            <text:p>226978</text:p>
          </table:table-cell>
          <table:table-cell office:value-type="float" office:value="230160" calcext:value-type="float">
            <text:p>2301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0107" calcext:value-type="float">
            <text:p>760107</text:p>
          </table:table-cell>
          <table:table-cell office:value-type="float" office:value="213258" calcext:value-type="float">
            <text:p>213258</text:p>
          </table:table-cell>
          <table:table-cell office:value-type="float" office:value="224727" calcext:value-type="float">
            <text:p>224727</text:p>
          </table:table-cell>
          <table:table-cell office:value-type="float" office:value="238344" calcext:value-type="float">
            <text:p>238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999" calcext:value-type="float">
            <text:p>717999</text:p>
          </table:table-cell>
          <table:table-cell office:value-type="float" office:value="213280" calcext:value-type="float">
            <text:p>213280</text:p>
          </table:table-cell>
          <table:table-cell office:value-type="float" office:value="226067" calcext:value-type="float">
            <text:p>226067</text:p>
          </table:table-cell>
          <table:table-cell office:value-type="float" office:value="241079" calcext:value-type="float">
            <text:p>241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8258" calcext:value-type="float">
            <text:p>728258</text:p>
          </table:table-cell>
          <table:table-cell office:value-type="float" office:value="212446" calcext:value-type="float">
            <text:p>212446</text:p>
          </table:table-cell>
          <table:table-cell office:value-type="float" office:value="230255" calcext:value-type="float">
            <text:p>230255</text:p>
          </table:table-cell>
          <table:table-cell office:value-type="float" office:value="239235" calcext:value-type="float">
            <text:p>2392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3155" calcext:value-type="float">
            <text:p>733155</text:p>
          </table:table-cell>
          <table:table-cell office:value-type="float" office:value="220282" calcext:value-type="float">
            <text:p>220282</text:p>
          </table:table-cell>
          <table:table-cell office:value-type="float" office:value="227232" calcext:value-type="float">
            <text:p>227232</text:p>
          </table:table-cell>
          <table:table-cell office:value-type="float" office:value="239256" calcext:value-type="float">
            <text:p>239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5576" calcext:value-type="float">
            <text:p>735576</text:p>
          </table:table-cell>
          <table:table-cell office:value-type="float" office:value="215419" calcext:value-type="float">
            <text:p>215419</text:p>
          </table:table-cell>
          <table:table-cell office:value-type="float" office:value="225582" calcext:value-type="float">
            <text:p>225582</text:p>
          </table:table-cell>
          <table:table-cell office:value-type="float" office:value="238924" calcext:value-type="float">
            <text:p>238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346" calcext:value-type="float">
            <text:p>726346</text:p>
          </table:table-cell>
          <table:table-cell office:value-type="float" office:value="212978" calcext:value-type="float">
            <text:p>212978</text:p>
          </table:table-cell>
          <table:table-cell office:value-type="float" office:value="225339" calcext:value-type="float">
            <text:p>225339</text:p>
          </table:table-cell>
          <table:table-cell office:value-type="float" office:value="239828" calcext:value-type="float">
            <text:p>239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371" calcext:value-type="float">
            <text:p>746371</text:p>
          </table:table-cell>
          <table:table-cell office:value-type="float" office:value="212529" calcext:value-type="float">
            <text:p>212529</text:p>
          </table:table-cell>
          <table:table-cell office:value-type="float" office:value="234919" calcext:value-type="float">
            <text:p>234919</text:p>
          </table:table-cell>
          <table:table-cell office:value-type="float" office:value="238384" calcext:value-type="float">
            <text:p>238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4098" calcext:value-type="float">
            <text:p>744098</text:p>
          </table:table-cell>
          <table:table-cell office:value-type="float" office:value="211788" calcext:value-type="float">
            <text:p>211788</text:p>
          </table:table-cell>
          <table:table-cell office:value-type="float" office:value="227392" calcext:value-type="float">
            <text:p>227392</text:p>
          </table:table-cell>
          <table:table-cell office:value-type="float" office:value="238427" calcext:value-type="float">
            <text:p>238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7109" calcext:value-type="float">
            <text:p>737109</text:p>
          </table:table-cell>
          <table:table-cell office:value-type="float" office:value="208743" calcext:value-type="float">
            <text:p>208743</text:p>
          </table:table-cell>
          <table:table-cell office:value-type="float" office:value="227907" calcext:value-type="float">
            <text:p>227907</text:p>
          </table:table-cell>
          <table:table-cell office:value-type="float" office:value="238124" calcext:value-type="float">
            <text:p>2381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7998" calcext:value-type="float">
            <text:p>747998</text:p>
          </table:table-cell>
          <table:table-cell office:value-type="float" office:value="215594" calcext:value-type="float">
            <text:p>215594</text:p>
          </table:table-cell>
          <table:table-cell office:value-type="float" office:value="229621" calcext:value-type="float">
            <text:p>229621</text:p>
          </table:table-cell>
          <table:table-cell office:value-type="float" office:value="250625" calcext:value-type="float">
            <text:p>250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1894" calcext:value-type="float">
            <text:p>741894</text:p>
          </table:table-cell>
          <table:table-cell office:value-type="float" office:value="218709" calcext:value-type="float">
            <text:p>218709</text:p>
          </table:table-cell>
          <table:table-cell office:value-type="float" office:value="227294" calcext:value-type="float">
            <text:p>227294</text:p>
          </table:table-cell>
          <table:table-cell office:value-type="float" office:value="242807" calcext:value-type="float">
            <text:p>242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4207" calcext:value-type="float">
            <text:p>734207</text:p>
          </table:table-cell>
          <table:table-cell office:value-type="float" office:value="212665" calcext:value-type="float">
            <text:p>212665</text:p>
          </table:table-cell>
          <table:table-cell office:value-type="float" office:value="231102" calcext:value-type="float">
            <text:p>231102</text:p>
          </table:table-cell>
          <table:table-cell office:value-type="float" office:value="240656" calcext:value-type="float">
            <text:p>240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670" calcext:value-type="float">
            <text:p>726670</text:p>
          </table:table-cell>
          <table:table-cell office:value-type="float" office:value="214370" calcext:value-type="float">
            <text:p>214370</text:p>
          </table:table-cell>
          <table:table-cell office:value-type="float" office:value="228412" calcext:value-type="float">
            <text:p>228412</text:p>
          </table:table-cell>
          <table:table-cell office:value-type="float" office:value="243020" calcext:value-type="float">
            <text:p>2430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495" calcext:value-type="float">
            <text:p>727495</text:p>
          </table:table-cell>
          <table:table-cell office:value-type="float" office:value="212794" calcext:value-type="float">
            <text:p>212794</text:p>
          </table:table-cell>
          <table:table-cell office:value-type="float" office:value="229624" calcext:value-type="float">
            <text:p>229624</text:p>
          </table:table-cell>
          <table:table-cell office:value-type="float" office:value="248544" calcext:value-type="float">
            <text:p>248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489" calcext:value-type="float">
            <text:p>727489</text:p>
          </table:table-cell>
          <table:table-cell office:value-type="float" office:value="208285" calcext:value-type="float">
            <text:p>208285</text:p>
          </table:table-cell>
          <table:table-cell office:value-type="float" office:value="237819" calcext:value-type="float">
            <text:p>237819</text:p>
          </table:table-cell>
          <table:table-cell office:value-type="float" office:value="245101" calcext:value-type="float">
            <text:p>245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803" calcext:value-type="float">
            <text:p>726803</text:p>
          </table:table-cell>
          <table:table-cell office:value-type="float" office:value="211127" calcext:value-type="float">
            <text:p>211127</text:p>
          </table:table-cell>
          <table:table-cell office:value-type="float" office:value="241995" calcext:value-type="float">
            <text:p>241995</text:p>
          </table:table-cell>
          <table:table-cell office:value-type="float" office:value="249910" calcext:value-type="float">
            <text:p>2499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409" calcext:value-type="float">
            <text:p>727409</text:p>
          </table:table-cell>
          <table:table-cell office:value-type="float" office:value="211832" calcext:value-type="float">
            <text:p>211832</text:p>
          </table:table-cell>
          <table:table-cell office:value-type="float" office:value="237577" calcext:value-type="float">
            <text:p>237577</text:p>
          </table:table-cell>
          <table:table-cell office:value-type="float" office:value="252802" calcext:value-type="float">
            <text:p>2528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693" calcext:value-type="float">
            <text:p>723693</text:p>
          </table:table-cell>
          <table:table-cell office:value-type="float" office:value="227128" calcext:value-type="float">
            <text:p>227128</text:p>
          </table:table-cell>
          <table:table-cell office:value-type="float" office:value="249510" calcext:value-type="float">
            <text:p>249510</text:p>
          </table:table-cell>
          <table:table-cell office:value-type="float" office:value="244876" calcext:value-type="float">
            <text:p>244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145" calcext:value-type="float">
            <text:p>732145</text:p>
          </table:table-cell>
          <table:table-cell office:value-type="float" office:value="224295" calcext:value-type="float">
            <text:p>224295</text:p>
          </table:table-cell>
          <table:table-cell office:value-type="float" office:value="239414" calcext:value-type="float">
            <text:p>239414</text:p>
          </table:table-cell>
          <table:table-cell office:value-type="float" office:value="250766" calcext:value-type="float">
            <text:p>250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293" calcext:value-type="float">
            <text:p>718293</text:p>
          </table:table-cell>
          <table:table-cell office:value-type="float" office:value="217495" calcext:value-type="float">
            <text:p>217495</text:p>
          </table:table-cell>
          <table:table-cell office:value-type="float" office:value="235228" calcext:value-type="float">
            <text:p>235228</text:p>
          </table:table-cell>
          <table:table-cell office:value-type="float" office:value="240259" calcext:value-type="float">
            <text:p>2402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093" calcext:value-type="float">
            <text:p>732093</text:p>
          </table:table-cell>
          <table:table-cell office:value-type="float" office:value="218689" calcext:value-type="float">
            <text:p>218689</text:p>
          </table:table-cell>
          <table:table-cell office:value-type="float" office:value="239172" calcext:value-type="float">
            <text:p>239172</text:p>
          </table:table-cell>
          <table:table-cell office:value-type="float" office:value="242786" calcext:value-type="float">
            <text:p>2427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289" calcext:value-type="float">
            <text:p>721289</text:p>
          </table:table-cell>
          <table:table-cell office:value-type="float" office:value="213889" calcext:value-type="float">
            <text:p>213889</text:p>
          </table:table-cell>
          <table:table-cell office:value-type="float" office:value="231905" calcext:value-type="float">
            <text:p>231905</text:p>
          </table:table-cell>
          <table:table-cell office:value-type="float" office:value="233217" calcext:value-type="float">
            <text:p>2332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1116" calcext:value-type="float">
            <text:p>731116</text:p>
          </table:table-cell>
          <table:table-cell office:value-type="float" office:value="219936" calcext:value-type="float">
            <text:p>219936</text:p>
          </table:table-cell>
          <table:table-cell office:value-type="float" office:value="228206" calcext:value-type="float">
            <text:p>228206</text:p>
          </table:table-cell>
          <table:table-cell office:value-type="float" office:value="241005" calcext:value-type="float">
            <text:p>241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3233" calcext:value-type="float">
            <text:p>713233</text:p>
          </table:table-cell>
          <table:table-cell office:value-type="float" office:value="212135" calcext:value-type="float">
            <text:p>212135</text:p>
          </table:table-cell>
          <table:table-cell office:value-type="float" office:value="233552" calcext:value-type="float">
            <text:p>233552</text:p>
          </table:table-cell>
          <table:table-cell office:value-type="float" office:value="245118" calcext:value-type="float">
            <text:p>2451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350" calcext:value-type="float">
            <text:p>716350</text:p>
          </table:table-cell>
          <table:table-cell office:value-type="float" office:value="213740" calcext:value-type="float">
            <text:p>213740</text:p>
          </table:table-cell>
          <table:table-cell office:value-type="float" office:value="232871" calcext:value-type="float">
            <text:p>232871</text:p>
          </table:table-cell>
          <table:table-cell office:value-type="float" office:value="241948" calcext:value-type="float">
            <text:p>241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872" calcext:value-type="float">
            <text:p>714872</text:p>
          </table:table-cell>
          <table:table-cell office:value-type="float" office:value="200894" calcext:value-type="float">
            <text:p>200894</text:p>
          </table:table-cell>
          <table:table-cell office:value-type="float" office:value="234363" calcext:value-type="float">
            <text:p>234363</text:p>
          </table:table-cell>
          <table:table-cell office:value-type="float" office:value="239038" calcext:value-type="float">
            <text:p>239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939" calcext:value-type="float">
            <text:p>715939</text:p>
          </table:table-cell>
          <table:table-cell office:value-type="float" office:value="201141" calcext:value-type="float">
            <text:p>201141</text:p>
          </table:table-cell>
          <table:table-cell office:value-type="float" office:value="242242" calcext:value-type="float">
            <text:p>242242</text:p>
          </table:table-cell>
          <table:table-cell office:value-type="float" office:value="240417" calcext:value-type="float">
            <text:p>24041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13" table:formula="of:=AVERAGE([.B4:.B93])" office:value-type="float" office:value="726904.144444444" calcext:value-type="float">
            <text:p>726904,144444444</text:p>
          </table:table-cell>
          <table:table-cell table:style-name="ce13" table:formula="of:=AVERAGE([.C4:.C93])" office:value-type="float" office:value="219869.855555556" calcext:value-type="float">
            <text:p>219869,855555556</text:p>
          </table:table-cell>
          <table:table-cell table:style-name="ce13" table:formula="of:=AVERAGE([.D4:.D93])" office:value-type="float" office:value="229153.222222222" calcext:value-type="float">
            <text:p>229153,222222222</text:p>
          </table:table-cell>
          <table:table-cell table:style-name="ce13" table:formula="of:=AVERAGE([.E4:.E93])" office:value-type="float" office:value="230124.3" calcext:value-type="float">
            <text:p>230124,3</text:p>
          </table:table-cell>
          <table:table-cell table:number-columns-repeated="8"/>
        </table:table-row>
      </table:table>
      <table:table table:name="ToutesOptimisations" table:style-name="ta1">
        <table:shapes>
          <draw:frame draw:z-index="0" draw:style-name="gr1" draw:text-style-name="P1" svg:width="206.39mm" svg:height="116.09mm" svg:x="715.52mm" svg:y="81.42mm">
            <loext:p draw:notify-on-update-of-ranges="ToutesOptimisations.J8:ToutesOptimisations.J8 ToutesOptimisations.J9:ToutesOptimisations.J14 ToutesOptimisations.K8:ToutesOptimisations.K8 ToutesOptimisations.K9:ToutesOptimisations.K14 ToutesOptimisations.L8:ToutesOptimisations.L8 ToutesOptimisations.L9:ToutesOptimisations.L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table:style-name="ce6" office:value-type="string" calcext:value-type="string">
            <text:p>Détection Mouvement</text:p>
          </table:table-cell>
          <table:table-cell table:style-name="ce20" office:value-type="string" calcext:value-type="string">
            <text:p>Détection Mouvement – Opti Calcul coûteux</text:p>
          </table:table-cell>
          <table:table-cell table:style-name="ce20" office:value-type="string" calcext:value-type="string">
            <text:p>Détection Mouvement – Opti Calcul coûteux- OpenMP</text:p>
          </table:table-cell>
          <table:table-cell table:style-name="ce20" office:value-type="string" calcext:value-type="string">
            <text:p>Détection Mouvement – Opti Calcul coûteux- OpenMP - O1</text:p>
          </table:table-cell>
          <table:table-cell table:style-name="ce20" office:value-type="string" calcext:value-type="string">
            <text:p>Détection Mouvement – Opti Calcul coûteux- OpenMP - O2</text:p>
          </table:table-cell>
          <table:table-cell table:style-name="ce20" office:value-type="string" calcext:value-type="string">
            <text:p>Détection Mouvement – Opti Calcul coûteux- OpenMP - O3</text:p>
          </table:table-cell>
          <table:table-cell table:number-columns-repeated="5"/>
        </table:table-row>
        <table:table-row table:style-name="ro4">
          <table:table-cell/>
          <table:table-cell office:value-type="float" office:value="693355" calcext:value-type="float">
            <text:p>693355</text:p>
          </table:table-cell>
          <table:table-cell office:value-type="float" office:value="677245" calcext:value-type="float">
            <text:p>677245</text:p>
          </table:table-cell>
          <table:table-cell office:value-type="float" office:value="655120" calcext:value-type="float">
            <text:p>655120</text:p>
          </table:table-cell>
          <table:table-cell office:value-type="float" office:value="209834" calcext:value-type="float">
            <text:p>209834</text:p>
          </table:table-cell>
          <table:table-cell office:value-type="float" office:value="203790" calcext:value-type="float">
            <text:p>203790</text:p>
          </table:table-cell>
          <table:table-cell office:value-type="float" office:value="211925" calcext:value-type="float">
            <text:p>211925</text:p>
          </table:table-cell>
          <table:table-cell/>
          <table:table-cell table:style-name="ce23" table:number-columns-repeated="2"/>
          <table:table-cell table:number-columns-repeated="2"/>
        </table:table-row>
        <table:table-row table:style-name="ro1">
          <table:table-cell/>
          <table:table-cell office:value-type="float" office:value="699105" calcext:value-type="float">
            <text:p>699105</text:p>
          </table:table-cell>
          <table:table-cell office:value-type="float" office:value="850806" calcext:value-type="float">
            <text:p>850806</text:p>
          </table:table-cell>
          <table:table-cell office:value-type="float" office:value="648849" calcext:value-type="float">
            <text:p>648849</text:p>
          </table:table-cell>
          <table:table-cell office:value-type="float" office:value="208730" calcext:value-type="float">
            <text:p>208730</text:p>
          </table:table-cell>
          <table:table-cell office:value-type="float" office:value="215484" calcext:value-type="float">
            <text:p>215484</text:p>
          </table:table-cell>
          <table:table-cell office:value-type="float" office:value="203425" calcext:value-type="float">
            <text:p>203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5241" calcext:value-type="float">
            <text:p>695241</text:p>
          </table:table-cell>
          <table:table-cell office:value-type="float" office:value="676818" calcext:value-type="float">
            <text:p>676818</text:p>
          </table:table-cell>
          <table:table-cell office:value-type="float" office:value="673210" calcext:value-type="float">
            <text:p>673210</text:p>
          </table:table-cell>
          <table:table-cell office:value-type="float" office:value="210906" calcext:value-type="float">
            <text:p>210906</text:p>
          </table:table-cell>
          <table:table-cell office:value-type="float" office:value="207008" calcext:value-type="float">
            <text:p>207008</text:p>
          </table:table-cell>
          <table:table-cell office:value-type="float" office:value="215039" calcext:value-type="float">
            <text:p>2150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1786" calcext:value-type="float">
            <text:p>691786</text:p>
          </table:table-cell>
          <table:table-cell office:value-type="float" office:value="689642" calcext:value-type="float">
            <text:p>689642</text:p>
          </table:table-cell>
          <table:table-cell office:value-type="float" office:value="637637" calcext:value-type="float">
            <text:p>637637</text:p>
          </table:table-cell>
          <table:table-cell office:value-type="float" office:value="222404" calcext:value-type="float">
            <text:p>222404</text:p>
          </table:table-cell>
          <table:table-cell office:value-type="float" office:value="210209" calcext:value-type="float">
            <text:p>210209</text:p>
          </table:table-cell>
          <table:table-cell office:value-type="float" office:value="201530" calcext:value-type="float">
            <text:p>2015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4183" calcext:value-type="float">
            <text:p>694183</text:p>
          </table:table-cell>
          <table:table-cell office:value-type="float" office:value="673625" calcext:value-type="float">
            <text:p>673625</text:p>
          </table:table-cell>
          <table:table-cell office:value-type="float" office:value="631142" calcext:value-type="float">
            <text:p>631142</text:p>
          </table:table-cell>
          <table:table-cell office:value-type="float" office:value="223904" calcext:value-type="float">
            <text:p>223904</text:p>
          </table:table-cell>
          <table:table-cell office:value-type="float" office:value="206841" calcext:value-type="float">
            <text:p>206841</text:p>
          </table:table-cell>
          <table:table-cell office:value-type="float" office:value="210963" calcext:value-type="float">
            <text:p>210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1873" calcext:value-type="float">
            <text:p>691873</text:p>
          </table:table-cell>
          <table:table-cell office:value-type="float" office:value="709348" calcext:value-type="float">
            <text:p>709348</text:p>
          </table:table-cell>
          <table:table-cell office:value-type="float" office:value="633328" calcext:value-type="float">
            <text:p>633328</text:p>
          </table:table-cell>
          <table:table-cell office:value-type="float" office:value="220690" calcext:value-type="float">
            <text:p>220690</text:p>
          </table:table-cell>
          <table:table-cell office:value-type="float" office:value="213689" calcext:value-type="float">
            <text:p>213689</text:p>
          </table:table-cell>
          <table:table-cell office:value-type="float" office:value="212039" calcext:value-type="float">
            <text:p>2120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3965" calcext:value-type="float">
            <text:p>693965</text:p>
          </table:table-cell>
          <table:table-cell office:value-type="float" office:value="669189" calcext:value-type="float">
            <text:p>669189</text:p>
          </table:table-cell>
          <table:table-cell office:value-type="float" office:value="634298" calcext:value-type="float">
            <text:p>634298</text:p>
          </table:table-cell>
          <table:table-cell office:value-type="float" office:value="209408" calcext:value-type="float">
            <text:p>209408</text:p>
          </table:table-cell>
          <table:table-cell office:value-type="float" office:value="225131" calcext:value-type="float">
            <text:p>225131</text:p>
          </table:table-cell>
          <table:table-cell office:value-type="float" office:value="211474" calcext:value-type="float">
            <text:p>211474</text:p>
          </table:table-cell>
          <table:table-cell table:number-columns-repeated="2"/>
          <table:table-cell table:style-name="ce19" office:value-type="string" calcext:value-type="string">
            <text:p>Optimisation</text:p>
          </table:table-cell>
          <table:table-cell table:style-name="ce26" office:value-type="string" calcext:value-type="string">
            <text:p>Temps d’exécution-B</text:p>
          </table:table-cell>
          <table:table-cell table:style-name="ce26" office:value-type="string" calcext:value-type="string">
            <text:p>Temps d’exécution-A</text:p>
          </table:table-cell>
        </table:table-row>
        <table:table-row table:style-name="ro5">
          <table:table-cell/>
          <table:table-cell office:value-type="float" office:value="695751" calcext:value-type="float">
            <text:p>695751</text:p>
          </table:table-cell>
          <table:table-cell office:value-type="float" office:value="676470" calcext:value-type="float">
            <text:p>676470</text:p>
          </table:table-cell>
          <table:table-cell office:value-type="float" office:value="626907" calcext:value-type="float">
            <text:p>626907</text:p>
          </table:table-cell>
          <table:table-cell office:value-type="float" office:value="212738" calcext:value-type="float">
            <text:p>212738</text:p>
          </table:table-cell>
          <table:table-cell office:value-type="float" office:value="214938" calcext:value-type="float">
            <text:p>214938</text:p>
          </table:table-cell>
          <table:table-cell office:value-type="float" office:value="211403" calcext:value-type="float">
            <text:p>211403</text:p>
          </table:table-cell>
          <table:table-cell table:number-columns-repeated="2"/>
          <table:table-cell table:style-name="ce24" office:value-type="string" calcext:value-type="string">
            <text:p>Sans opti.</text:p>
          </table:table-cell>
          <table:table-cell table:style-name="ce27" office:value-type="float" office:value="720039" calcext:value-type="float">
            <text:p>720039</text:p>
          </table:table-cell>
          <table:table-cell table:style-name="ce27" office:value-type="float" office:value="726904.14" calcext:value-type="float">
            <text:p>726904,14</text:p>
          </table:table-cell>
        </table:table-row>
        <table:table-row table:style-name="ro6">
          <table:table-cell/>
          <table:table-cell office:value-type="float" office:value="692835" calcext:value-type="float">
            <text:p>692835</text:p>
          </table:table-cell>
          <table:table-cell office:value-type="float" office:value="676326" calcext:value-type="float">
            <text:p>676326</text:p>
          </table:table-cell>
          <table:table-cell office:value-type="float" office:value="629524" calcext:value-type="float">
            <text:p>629524</text:p>
          </table:table-cell>
          <table:table-cell office:value-type="float" office:value="210900" calcext:value-type="float">
            <text:p>210900</text:p>
          </table:table-cell>
          <table:table-cell office:value-type="float" office:value="205987" calcext:value-type="float">
            <text:p>205987</text:p>
          </table:table-cell>
          <table:table-cell office:value-type="float" office:value="200010" calcext:value-type="float">
            <text:p>200010</text:p>
          </table:table-cell>
          <table:table-cell table:number-columns-repeated="2"/>
          <table:table-cell table:style-name="ce24" office:value-type="string" calcext:value-type="string">
            <text:p>A</text:p>
          </table:table-cell>
          <table:table-cell table:style-name="ce25" office:value-type="float" office:value="688909" calcext:value-type="float">
            <text:p>688909</text:p>
          </table:table-cell>
          <table:table-cell table:style-name="ce25" office:value-type="float" office:value="689208.49" calcext:value-type="float">
            <text:p>689208,49</text:p>
          </table:table-cell>
        </table:table-row>
        <table:table-row table:style-name="ro1">
          <table:table-cell/>
          <table:table-cell office:value-type="float" office:value="695317" calcext:value-type="float">
            <text:p>695317</text:p>
          </table:table-cell>
          <table:table-cell office:value-type="float" office:value="683925" calcext:value-type="float">
            <text:p>683925</text:p>
          </table:table-cell>
          <table:table-cell office:value-type="float" office:value="624669" calcext:value-type="float">
            <text:p>624669</text:p>
          </table:table-cell>
          <table:table-cell office:value-type="float" office:value="211445" calcext:value-type="float">
            <text:p>211445</text:p>
          </table:table-cell>
          <table:table-cell office:value-type="float" office:value="203978" calcext:value-type="float">
            <text:p>203978</text:p>
          </table:table-cell>
          <table:table-cell office:value-type="float" office:value="199045" calcext:value-type="float">
            <text:p>199045</text:p>
          </table:table-cell>
          <table:table-cell table:number-columns-repeated="2"/>
          <table:table-cell table:style-name="ce24" office:value-type="string" calcext:value-type="string">
            <text:p>B</text:p>
          </table:table-cell>
          <table:table-cell table:style-name="ce25" office:value-type="float" office:value="682706" calcext:value-type="float">
            <text:p>682706</text:p>
          </table:table-cell>
          <table:table-cell table:style-name="ce25" office:value-type="float" office:value="660424.81" calcext:value-type="float">
            <text:p>660424,81</text:p>
          </table:table-cell>
        </table:table-row>
        <table:table-row table:style-name="ro1">
          <table:table-cell/>
          <table:table-cell office:value-type="float" office:value="703338" calcext:value-type="float">
            <text:p>703338</text:p>
          </table:table-cell>
          <table:table-cell office:value-type="float" office:value="667467" calcext:value-type="float">
            <text:p>667467</text:p>
          </table:table-cell>
          <table:table-cell office:value-type="float" office:value="621948" calcext:value-type="float">
            <text:p>621948</text:p>
          </table:table-cell>
          <table:table-cell office:value-type="float" office:value="206021" calcext:value-type="float">
            <text:p>206021</text:p>
          </table:table-cell>
          <table:table-cell office:value-type="float" office:value="202604" calcext:value-type="float">
            <text:p>202604</text:p>
          </table:table-cell>
          <table:table-cell office:value-type="float" office:value="199029" calcext:value-type="float">
            <text:p>199029</text:p>
          </table:table-cell>
          <table:table-cell table:number-columns-repeated="2"/>
          <table:table-cell table:style-name="ce25" office:value-type="string" calcext:value-type="string">
            <text:p>-O1</text:p>
          </table:table-cell>
          <table:table-cell table:style-name="ce25" office:value-type="float" office:value="243836" calcext:value-type="float">
            <text:p>243836</text:p>
          </table:table-cell>
          <table:table-cell table:style-name="ce25" office:value-type="float" office:value="229552.93" calcext:value-type="float">
            <text:p>229552,93</text:p>
          </table:table-cell>
        </table:table-row>
        <table:table-row table:style-name="ro1">
          <table:table-cell/>
          <table:table-cell office:value-type="float" office:value="716810" calcext:value-type="float">
            <text:p>716810</text:p>
          </table:table-cell>
          <table:table-cell office:value-type="float" office:value="693416" calcext:value-type="float">
            <text:p>693416</text:p>
          </table:table-cell>
          <table:table-cell office:value-type="float" office:value="658295" calcext:value-type="float">
            <text:p>658295</text:p>
          </table:table-cell>
          <table:table-cell office:value-type="float" office:value="225987" calcext:value-type="float">
            <text:p>225987</text:p>
          </table:table-cell>
          <table:table-cell office:value-type="float" office:value="226586" calcext:value-type="float">
            <text:p>226586</text:p>
          </table:table-cell>
          <table:table-cell office:value-type="float" office:value="222321" calcext:value-type="float">
            <text:p>222321</text:p>
          </table:table-cell>
          <table:table-cell table:number-columns-repeated="2"/>
          <table:table-cell table:style-name="ce25" office:value-type="string" calcext:value-type="string">
            <text:p>-O2</text:p>
          </table:table-cell>
          <table:table-cell table:style-name="ce25" office:value-type="float" office:value="224578" calcext:value-type="float">
            <text:p>224578</text:p>
          </table:table-cell>
          <table:table-cell table:style-name="ce25" office:value-type="float" office:value="225656.07" calcext:value-type="float">
            <text:p>225656,07</text:p>
          </table:table-cell>
        </table:table-row>
        <table:table-row table:style-name="ro1">
          <table:table-cell/>
          <table:table-cell office:value-type="float" office:value="717119" calcext:value-type="float">
            <text:p>717119</text:p>
          </table:table-cell>
          <table:table-cell office:value-type="float" office:value="690900" calcext:value-type="float">
            <text:p>690900</text:p>
          </table:table-cell>
          <table:table-cell office:value-type="float" office:value="659377" calcext:value-type="float">
            <text:p>659377</text:p>
          </table:table-cell>
          <table:table-cell office:value-type="float" office:value="229239" calcext:value-type="float">
            <text:p>229239</text:p>
          </table:table-cell>
          <table:table-cell office:value-type="float" office:value="222929" calcext:value-type="float">
            <text:p>222929</text:p>
          </table:table-cell>
          <table:table-cell office:value-type="float" office:value="220995" calcext:value-type="float">
            <text:p>220995</text:p>
          </table:table-cell>
          <table:table-cell table:number-columns-repeated="2"/>
          <table:table-cell table:style-name="ce25" office:value-type="string" calcext:value-type="string">
            <text:p>-O3</text:p>
          </table:table-cell>
          <table:table-cell table:style-name="ce25" office:value-type="float" office:value="201899" calcext:value-type="float">
            <text:p>201899</text:p>
          </table:table-cell>
          <table:table-cell table:style-name="ce25" office:value-type="float" office:value="214787.39" calcext:value-type="float">
            <text:p>214787,39</text:p>
          </table:table-cell>
        </table:table-row>
        <table:table-row table:style-name="ro1">
          <table:table-cell/>
          <table:table-cell office:value-type="float" office:value="719398" calcext:value-type="float">
            <text:p>719398</text:p>
          </table:table-cell>
          <table:table-cell office:value-type="float" office:value="689774" calcext:value-type="float">
            <text:p>689774</text:p>
          </table:table-cell>
          <table:table-cell office:value-type="float" office:value="655351" calcext:value-type="float">
            <text:p>655351</text:p>
          </table:table-cell>
          <table:table-cell office:value-type="float" office:value="228633" calcext:value-type="float">
            <text:p>228633</text:p>
          </table:table-cell>
          <table:table-cell office:value-type="float" office:value="222013" calcext:value-type="float">
            <text:p>222013</text:p>
          </table:table-cell>
          <table:table-cell office:value-type="float" office:value="218488" calcext:value-type="float">
            <text:p>2184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4831" calcext:value-type="float">
            <text:p>714831</text:p>
          </table:table-cell>
          <table:table-cell office:value-type="float" office:value="692315" calcext:value-type="float">
            <text:p>692315</text:p>
          </table:table-cell>
          <table:table-cell office:value-type="float" office:value="643980" calcext:value-type="float">
            <text:p>643980</text:p>
          </table:table-cell>
          <table:table-cell office:value-type="float" office:value="228117" calcext:value-type="float">
            <text:p>228117</text:p>
          </table:table-cell>
          <table:table-cell office:value-type="float" office:value="222108" calcext:value-type="float">
            <text:p>222108</text:p>
          </table:table-cell>
          <table:table-cell office:value-type="float" office:value="217982" calcext:value-type="float">
            <text:p>2179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1885" calcext:value-type="float">
            <text:p>721885</text:p>
          </table:table-cell>
          <table:table-cell office:value-type="float" office:value="690431" calcext:value-type="float">
            <text:p>690431</text:p>
          </table:table-cell>
          <table:table-cell office:value-type="float" office:value="647076" calcext:value-type="float">
            <text:p>647076</text:p>
          </table:table-cell>
          <table:table-cell office:value-type="float" office:value="228133" calcext:value-type="float">
            <text:p>228133</text:p>
          </table:table-cell>
          <table:table-cell office:value-type="float" office:value="222196" calcext:value-type="float">
            <text:p>222196</text:p>
          </table:table-cell>
          <table:table-cell office:value-type="float" office:value="220900" calcext:value-type="float">
            <text:p>2209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513" calcext:value-type="float">
            <text:p>718513</text:p>
          </table:table-cell>
          <table:table-cell office:value-type="float" office:value="691537" calcext:value-type="float">
            <text:p>691537</text:p>
          </table:table-cell>
          <table:table-cell office:value-type="float" office:value="642778" calcext:value-type="float">
            <text:p>642778</text:p>
          </table:table-cell>
          <table:table-cell office:value-type="float" office:value="228231" calcext:value-type="float">
            <text:p>228231</text:p>
          </table:table-cell>
          <table:table-cell office:value-type="float" office:value="224402" calcext:value-type="float">
            <text:p>224402</text:p>
          </table:table-cell>
          <table:table-cell office:value-type="float" office:value="218285" calcext:value-type="float">
            <text:p>2182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0884" calcext:value-type="float">
            <text:p>720884</text:p>
          </table:table-cell>
          <table:table-cell office:value-type="float" office:value="694601" calcext:value-type="float">
            <text:p>694601</text:p>
          </table:table-cell>
          <table:table-cell office:value-type="float" office:value="647649" calcext:value-type="float">
            <text:p>647649</text:p>
          </table:table-cell>
          <table:table-cell office:value-type="float" office:value="230198" calcext:value-type="float">
            <text:p>230198</text:p>
          </table:table-cell>
          <table:table-cell office:value-type="float" office:value="230085" calcext:value-type="float">
            <text:p>230085</text:p>
          </table:table-cell>
          <table:table-cell office:value-type="float" office:value="223368" calcext:value-type="float">
            <text:p>223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5767" calcext:value-type="float">
            <text:p>705767</text:p>
          </table:table-cell>
          <table:table-cell office:value-type="float" office:value="686176" calcext:value-type="float">
            <text:p>686176</text:p>
          </table:table-cell>
          <table:table-cell office:value-type="float" office:value="633088" calcext:value-type="float">
            <text:p>633088</text:p>
          </table:table-cell>
          <table:table-cell office:value-type="float" office:value="218195" calcext:value-type="float">
            <text:p>218195</text:p>
          </table:table-cell>
          <table:table-cell office:value-type="float" office:value="218611" calcext:value-type="float">
            <text:p>218611</text:p>
          </table:table-cell>
          <table:table-cell office:value-type="float" office:value="210993" calcext:value-type="float">
            <text:p>2109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8353" calcext:value-type="float">
            <text:p>708353</text:p>
          </table:table-cell>
          <table:table-cell office:value-type="float" office:value="690251" calcext:value-type="float">
            <text:p>690251</text:p>
          </table:table-cell>
          <table:table-cell office:value-type="float" office:value="634502" calcext:value-type="float">
            <text:p>634502</text:p>
          </table:table-cell>
          <table:table-cell office:value-type="float" office:value="221899" calcext:value-type="float">
            <text:p>221899</text:p>
          </table:table-cell>
          <table:table-cell office:value-type="float" office:value="208605" calcext:value-type="float">
            <text:p>208605</text:p>
          </table:table-cell>
          <table:table-cell office:value-type="float" office:value="207057" calcext:value-type="float">
            <text:p>2070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2130" calcext:value-type="float">
            <text:p>702130</text:p>
          </table:table-cell>
          <table:table-cell office:value-type="float" office:value="685414" calcext:value-type="float">
            <text:p>685414</text:p>
          </table:table-cell>
          <table:table-cell office:value-type="float" office:value="639792" calcext:value-type="float">
            <text:p>639792</text:p>
          </table:table-cell>
          <table:table-cell office:value-type="float" office:value="216722" calcext:value-type="float">
            <text:p>216722</text:p>
          </table:table-cell>
          <table:table-cell office:value-type="float" office:value="226769" calcext:value-type="float">
            <text:p>226769</text:p>
          </table:table-cell>
          <table:table-cell office:value-type="float" office:value="208950" calcext:value-type="float">
            <text:p>2089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5116" calcext:value-type="float">
            <text:p>705116</text:p>
          </table:table-cell>
          <table:table-cell office:value-type="float" office:value="684337" calcext:value-type="float">
            <text:p>684337</text:p>
          </table:table-cell>
          <table:table-cell office:value-type="float" office:value="651514" calcext:value-type="float">
            <text:p>651514</text:p>
          </table:table-cell>
          <table:table-cell office:value-type="float" office:value="222787" calcext:value-type="float">
            <text:p>222787</text:p>
          </table:table-cell>
          <table:table-cell office:value-type="float" office:value="221974" calcext:value-type="float">
            <text:p>221974</text:p>
          </table:table-cell>
          <table:table-cell office:value-type="float" office:value="207619" calcext:value-type="float">
            <text:p>207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7068" calcext:value-type="float">
            <text:p>707068</text:p>
          </table:table-cell>
          <table:table-cell office:value-type="float" office:value="685271" calcext:value-type="float">
            <text:p>685271</text:p>
          </table:table-cell>
          <table:table-cell office:value-type="float" office:value="723080" calcext:value-type="float">
            <text:p>723080</text:p>
          </table:table-cell>
          <table:table-cell office:value-type="float" office:value="216098" calcext:value-type="float">
            <text:p>216098</text:p>
          </table:table-cell>
          <table:table-cell office:value-type="float" office:value="223043" calcext:value-type="float">
            <text:p>223043</text:p>
          </table:table-cell>
          <table:table-cell office:value-type="float" office:value="206629" calcext:value-type="float">
            <text:p>206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8295" calcext:value-type="float">
            <text:p>708295</text:p>
          </table:table-cell>
          <table:table-cell office:value-type="float" office:value="676616" calcext:value-type="float">
            <text:p>676616</text:p>
          </table:table-cell>
          <table:table-cell office:value-type="float" office:value="710626" calcext:value-type="float">
            <text:p>710626</text:p>
          </table:table-cell>
          <table:table-cell office:value-type="float" office:value="229404" calcext:value-type="float">
            <text:p>229404</text:p>
          </table:table-cell>
          <table:table-cell office:value-type="float" office:value="214251" calcext:value-type="float">
            <text:p>214251</text:p>
          </table:table-cell>
          <table:table-cell office:value-type="float" office:value="211454" calcext:value-type="float">
            <text:p>2114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8912" calcext:value-type="float">
            <text:p>708912</text:p>
          </table:table-cell>
          <table:table-cell office:value-type="float" office:value="709959" calcext:value-type="float">
            <text:p>709959</text:p>
          </table:table-cell>
          <table:table-cell office:value-type="float" office:value="706686" calcext:value-type="float">
            <text:p>706686</text:p>
          </table:table-cell>
          <table:table-cell office:value-type="float" office:value="226292" calcext:value-type="float">
            <text:p>226292</text:p>
          </table:table-cell>
          <table:table-cell office:value-type="float" office:value="216449" calcext:value-type="float">
            <text:p>216449</text:p>
          </table:table-cell>
          <table:table-cell office:value-type="float" office:value="215907" calcext:value-type="float">
            <text:p>2159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4427" calcext:value-type="float">
            <text:p>704427</text:p>
          </table:table-cell>
          <table:table-cell office:value-type="float" office:value="685290" calcext:value-type="float">
            <text:p>685290</text:p>
          </table:table-cell>
          <table:table-cell office:value-type="float" office:value="710213" calcext:value-type="float">
            <text:p>710213</text:p>
          </table:table-cell>
          <table:table-cell office:value-type="float" office:value="226357" calcext:value-type="float">
            <text:p>226357</text:p>
          </table:table-cell>
          <table:table-cell office:value-type="float" office:value="217734" calcext:value-type="float">
            <text:p>217734</text:p>
          </table:table-cell>
          <table:table-cell office:value-type="float" office:value="214594" calcext:value-type="float">
            <text:p>2145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3279" calcext:value-type="float">
            <text:p>703279</text:p>
          </table:table-cell>
          <table:table-cell office:value-type="float" office:value="692770" calcext:value-type="float">
            <text:p>692770</text:p>
          </table:table-cell>
          <table:table-cell office:value-type="float" office:value="709192" calcext:value-type="float">
            <text:p>709192</text:p>
          </table:table-cell>
          <table:table-cell office:value-type="float" office:value="228512" calcext:value-type="float">
            <text:p>228512</text:p>
          </table:table-cell>
          <table:table-cell office:value-type="float" office:value="219666" calcext:value-type="float">
            <text:p>219666</text:p>
          </table:table-cell>
          <table:table-cell office:value-type="float" office:value="207743" calcext:value-type="float">
            <text:p>2077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2528" calcext:value-type="float">
            <text:p>702528</text:p>
          </table:table-cell>
          <table:table-cell office:value-type="float" office:value="689523" calcext:value-type="float">
            <text:p>689523</text:p>
          </table:table-cell>
          <table:table-cell office:value-type="float" office:value="696607" calcext:value-type="float">
            <text:p>696607</text:p>
          </table:table-cell>
          <table:table-cell office:value-type="float" office:value="225990" calcext:value-type="float">
            <text:p>225990</text:p>
          </table:table-cell>
          <table:table-cell office:value-type="float" office:value="213458" calcext:value-type="float">
            <text:p>213458</text:p>
          </table:table-cell>
          <table:table-cell office:value-type="float" office:value="216893" calcext:value-type="float">
            <text:p>2168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3549" calcext:value-type="float">
            <text:p>703549</text:p>
          </table:table-cell>
          <table:table-cell office:value-type="float" office:value="695912" calcext:value-type="float">
            <text:p>695912</text:p>
          </table:table-cell>
          <table:table-cell office:value-type="float" office:value="677597" calcext:value-type="float">
            <text:p>677597</text:p>
          </table:table-cell>
          <table:table-cell office:value-type="float" office:value="232407" calcext:value-type="float">
            <text:p>232407</text:p>
          </table:table-cell>
          <table:table-cell office:value-type="float" office:value="213818" calcext:value-type="float">
            <text:p>213818</text:p>
          </table:table-cell>
          <table:table-cell office:value-type="float" office:value="214505" calcext:value-type="float">
            <text:p>2145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9082" calcext:value-type="float">
            <text:p>699082</text:p>
          </table:table-cell>
          <table:table-cell office:value-type="float" office:value="690716" calcext:value-type="float">
            <text:p>690716</text:p>
          </table:table-cell>
          <table:table-cell office:value-type="float" office:value="709263" calcext:value-type="float">
            <text:p>709263</text:p>
          </table:table-cell>
          <table:table-cell office:value-type="float" office:value="226522" calcext:value-type="float">
            <text:p>226522</text:p>
          </table:table-cell>
          <table:table-cell office:value-type="float" office:value="214047" calcext:value-type="float">
            <text:p>214047</text:p>
          </table:table-cell>
          <table:table-cell office:value-type="float" office:value="212456" calcext:value-type="float">
            <text:p>212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9112" calcext:value-type="float">
            <text:p>719112</text:p>
          </table:table-cell>
          <table:table-cell office:value-type="float" office:value="688705" calcext:value-type="float">
            <text:p>688705</text:p>
          </table:table-cell>
          <table:table-cell office:value-type="float" office:value="700424" calcext:value-type="float">
            <text:p>700424</text:p>
          </table:table-cell>
          <table:table-cell office:value-type="float" office:value="229317" calcext:value-type="float">
            <text:p>229317</text:p>
          </table:table-cell>
          <table:table-cell office:value-type="float" office:value="215924" calcext:value-type="float">
            <text:p>215924</text:p>
          </table:table-cell>
          <table:table-cell office:value-type="float" office:value="210252" calcext:value-type="float">
            <text:p>2102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7524" calcext:value-type="float">
            <text:p>717524</text:p>
          </table:table-cell>
          <table:table-cell office:value-type="float" office:value="679520" calcext:value-type="float">
            <text:p>679520</text:p>
          </table:table-cell>
          <table:table-cell office:value-type="float" office:value="689361" calcext:value-type="float">
            <text:p>689361</text:p>
          </table:table-cell>
          <table:table-cell office:value-type="float" office:value="225891" calcext:value-type="float">
            <text:p>225891</text:p>
          </table:table-cell>
          <table:table-cell office:value-type="float" office:value="216149" calcext:value-type="float">
            <text:p>216149</text:p>
          </table:table-cell>
          <table:table-cell office:value-type="float" office:value="210471" calcext:value-type="float">
            <text:p>2104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6353" calcext:value-type="float">
            <text:p>716353</text:p>
          </table:table-cell>
          <table:table-cell office:value-type="float" office:value="682177" calcext:value-type="float">
            <text:p>682177</text:p>
          </table:table-cell>
          <table:table-cell office:value-type="float" office:value="682484" calcext:value-type="float">
            <text:p>682484</text:p>
          </table:table-cell>
          <table:table-cell office:value-type="float" office:value="226797" calcext:value-type="float">
            <text:p>226797</text:p>
          </table:table-cell>
          <table:table-cell office:value-type="float" office:value="214395" calcext:value-type="float">
            <text:p>214395</text:p>
          </table:table-cell>
          <table:table-cell office:value-type="float" office:value="211019" calcext:value-type="float">
            <text:p>2110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347" calcext:value-type="float">
            <text:p>718347</text:p>
          </table:table-cell>
          <table:table-cell office:value-type="float" office:value="696206" calcext:value-type="float">
            <text:p>696206</text:p>
          </table:table-cell>
          <table:table-cell office:value-type="float" office:value="685573" calcext:value-type="float">
            <text:p>685573</text:p>
          </table:table-cell>
          <table:table-cell office:value-type="float" office:value="235085" calcext:value-type="float">
            <text:p>235085</text:p>
          </table:table-cell>
          <table:table-cell office:value-type="float" office:value="224508" calcext:value-type="float">
            <text:p>224508</text:p>
          </table:table-cell>
          <table:table-cell office:value-type="float" office:value="217225" calcext:value-type="float">
            <text:p>2172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6573" calcext:value-type="float">
            <text:p>716573</text:p>
          </table:table-cell>
          <table:table-cell office:value-type="float" office:value="697690" calcext:value-type="float">
            <text:p>697690</text:p>
          </table:table-cell>
          <table:table-cell office:value-type="float" office:value="684405" calcext:value-type="float">
            <text:p>684405</text:p>
          </table:table-cell>
          <table:table-cell office:value-type="float" office:value="259424" calcext:value-type="float">
            <text:p>259424</text:p>
          </table:table-cell>
          <table:table-cell office:value-type="float" office:value="221911" calcext:value-type="float">
            <text:p>221911</text:p>
          </table:table-cell>
          <table:table-cell office:value-type="float" office:value="216338" calcext:value-type="float">
            <text:p>2163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003" calcext:value-type="float">
            <text:p>718003</text:p>
          </table:table-cell>
          <table:table-cell office:value-type="float" office:value="697265" calcext:value-type="float">
            <text:p>697265</text:p>
          </table:table-cell>
          <table:table-cell office:value-type="float" office:value="698939" calcext:value-type="float">
            <text:p>698939</text:p>
          </table:table-cell>
          <table:table-cell office:value-type="float" office:value="253039" calcext:value-type="float">
            <text:p>253039</text:p>
          </table:table-cell>
          <table:table-cell office:value-type="float" office:value="224942" calcext:value-type="float">
            <text:p>224942</text:p>
          </table:table-cell>
          <table:table-cell office:value-type="float" office:value="215325" calcext:value-type="float">
            <text:p>2153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136" calcext:value-type="float">
            <text:p>718136</text:p>
          </table:table-cell>
          <table:table-cell office:value-type="float" office:value="691298" calcext:value-type="float">
            <text:p>691298</text:p>
          </table:table-cell>
          <table:table-cell office:value-type="float" office:value="703853" calcext:value-type="float">
            <text:p>703853</text:p>
          </table:table-cell>
          <table:table-cell office:value-type="float" office:value="245478" calcext:value-type="float">
            <text:p>245478</text:p>
          </table:table-cell>
          <table:table-cell office:value-type="float" office:value="221618" calcext:value-type="float">
            <text:p>221618</text:p>
          </table:table-cell>
          <table:table-cell office:value-type="float" office:value="223031" calcext:value-type="float">
            <text:p>2230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7840" calcext:value-type="float">
            <text:p>717840</text:p>
          </table:table-cell>
          <table:table-cell office:value-type="float" office:value="689994" calcext:value-type="float">
            <text:p>689994</text:p>
          </table:table-cell>
          <table:table-cell office:value-type="float" office:value="715108" calcext:value-type="float">
            <text:p>715108</text:p>
          </table:table-cell>
          <table:table-cell office:value-type="float" office:value="245751" calcext:value-type="float">
            <text:p>245751</text:p>
          </table:table-cell>
          <table:table-cell office:value-type="float" office:value="222547" calcext:value-type="float">
            <text:p>222547</text:p>
          </table:table-cell>
          <table:table-cell office:value-type="float" office:value="220959" calcext:value-type="float">
            <text:p>220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9968" calcext:value-type="float">
            <text:p>719968</text:p>
          </table:table-cell>
          <table:table-cell office:value-type="float" office:value="688283" calcext:value-type="float">
            <text:p>688283</text:p>
          </table:table-cell>
          <table:table-cell office:value-type="float" office:value="705176" calcext:value-type="float">
            <text:p>705176</text:p>
          </table:table-cell>
          <table:table-cell office:value-type="float" office:value="242332" calcext:value-type="float">
            <text:p>242332</text:p>
          </table:table-cell>
          <table:table-cell office:value-type="float" office:value="221924" calcext:value-type="float">
            <text:p>221924</text:p>
          </table:table-cell>
          <table:table-cell office:value-type="float" office:value="228989" calcext:value-type="float">
            <text:p>22898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50éme exec</text:p>
          </table:table-cell>
          <table:table-cell table:style-name="ce12" office:value-type="float" office:value="720039" calcext:value-type="float">
            <text:p>720039</text:p>
          </table:table-cell>
          <table:table-cell table:style-name="ce12" office:value-type="float" office:value="688909" calcext:value-type="float">
            <text:p>688909</text:p>
          </table:table-cell>
          <table:table-cell table:style-name="ce12" office:value-type="float" office:value="682706" calcext:value-type="float">
            <text:p>682706</text:p>
          </table:table-cell>
          <table:table-cell table:style-name="ce12" office:value-type="float" office:value="243836" calcext:value-type="float">
            <text:p>243836</text:p>
          </table:table-cell>
          <table:table-cell table:style-name="ce12" office:value-type="float" office:value="224578" calcext:value-type="float">
            <text:p>224578</text:p>
          </table:table-cell>
          <table:table-cell table:style-name="ce12" office:value-type="float" office:value="201899" calcext:value-type="float">
            <text:p>201899</text:p>
          </table:table-cell>
          <table:table-cell table:style-name="ce22"/>
          <table:table-cell table:number-columns-repeated="4"/>
        </table:table-row>
        <table:table-row table:style-name="ro1">
          <table:table-cell/>
          <table:table-cell office:value-type="float" office:value="707603" calcext:value-type="float">
            <text:p>707603</text:p>
          </table:table-cell>
          <table:table-cell office:value-type="float" office:value="687265" calcext:value-type="float">
            <text:p>687265</text:p>
          </table:table-cell>
          <table:table-cell table:style-name="ce21" office:value-type="float" office:value="699040" calcext:value-type="float">
            <text:p>699040</text:p>
          </table:table-cell>
          <table:table-cell table:style-name="ce21" office:value-type="float" office:value="249030" calcext:value-type="float">
            <text:p>249030</text:p>
          </table:table-cell>
          <table:table-cell office:value-type="float" office:value="214220" calcext:value-type="float">
            <text:p>214220</text:p>
          </table:table-cell>
          <table:table-cell table:style-name="ce21" office:value-type="float" office:value="225256" calcext:value-type="float">
            <text:p>2252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1422" calcext:value-type="float">
            <text:p>701422</text:p>
          </table:table-cell>
          <table:table-cell office:value-type="float" office:value="683769" calcext:value-type="float">
            <text:p>683769</text:p>
          </table:table-cell>
          <table:table-cell office:value-type="float" office:value="686636" calcext:value-type="float">
            <text:p>686636</text:p>
          </table:table-cell>
          <table:table-cell office:value-type="float" office:value="236957" calcext:value-type="float">
            <text:p>236957</text:p>
          </table:table-cell>
          <table:table-cell office:value-type="float" office:value="212505" calcext:value-type="float">
            <text:p>212505</text:p>
          </table:table-cell>
          <table:table-cell office:value-type="float" office:value="210002" calcext:value-type="float">
            <text:p>2100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7928" calcext:value-type="float">
            <text:p>697928</text:p>
          </table:table-cell>
          <table:table-cell office:value-type="float" office:value="676265" calcext:value-type="float">
            <text:p>676265</text:p>
          </table:table-cell>
          <table:table-cell office:value-type="float" office:value="678530" calcext:value-type="float">
            <text:p>678530</text:p>
          </table:table-cell>
          <table:table-cell office:value-type="float" office:value="232960" calcext:value-type="float">
            <text:p>232960</text:p>
          </table:table-cell>
          <table:table-cell office:value-type="float" office:value="215517" calcext:value-type="float">
            <text:p>215517</text:p>
          </table:table-cell>
          <table:table-cell office:value-type="float" office:value="212371" calcext:value-type="float">
            <text:p>212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3959" calcext:value-type="float">
            <text:p>703959</text:p>
          </table:table-cell>
          <table:table-cell office:value-type="float" office:value="672770" calcext:value-type="float">
            <text:p>672770</text:p>
          </table:table-cell>
          <table:table-cell office:value-type="float" office:value="686286" calcext:value-type="float">
            <text:p>686286</text:p>
          </table:table-cell>
          <table:table-cell office:value-type="float" office:value="261644" calcext:value-type="float">
            <text:p>261644</text:p>
          </table:table-cell>
          <table:table-cell office:value-type="float" office:value="215410" calcext:value-type="float">
            <text:p>215410</text:p>
          </table:table-cell>
          <table:table-cell office:value-type="float" office:value="213662" calcext:value-type="float">
            <text:p>2136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6749" calcext:value-type="float">
            <text:p>776749</text:p>
          </table:table-cell>
          <table:table-cell office:value-type="float" office:value="684553" calcext:value-type="float">
            <text:p>684553</text:p>
          </table:table-cell>
          <table:table-cell office:value-type="float" office:value="670756" calcext:value-type="float">
            <text:p>670756</text:p>
          </table:table-cell>
          <table:table-cell office:value-type="float" office:value="249137" calcext:value-type="float">
            <text:p>249137</text:p>
          </table:table-cell>
          <table:table-cell office:value-type="float" office:value="214921" calcext:value-type="float">
            <text:p>214921</text:p>
          </table:table-cell>
          <table:table-cell office:value-type="float" office:value="215237" calcext:value-type="float">
            <text:p>215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5503" calcext:value-type="float">
            <text:p>815503</text:p>
          </table:table-cell>
          <table:table-cell office:value-type="float" office:value="690310" calcext:value-type="float">
            <text:p>690310</text:p>
          </table:table-cell>
          <table:table-cell office:value-type="float" office:value="641782" calcext:value-type="float">
            <text:p>641782</text:p>
          </table:table-cell>
          <table:table-cell office:value-type="float" office:value="245261" calcext:value-type="float">
            <text:p>245261</text:p>
          </table:table-cell>
          <table:table-cell office:value-type="float" office:value="215085" calcext:value-type="float">
            <text:p>215085</text:p>
          </table:table-cell>
          <table:table-cell office:value-type="float" office:value="211157" calcext:value-type="float">
            <text:p>211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180" calcext:value-type="float">
            <text:p>718180</text:p>
          </table:table-cell>
          <table:table-cell office:value-type="float" office:value="683658" calcext:value-type="float">
            <text:p>683658</text:p>
          </table:table-cell>
          <table:table-cell office:value-type="float" office:value="638906" calcext:value-type="float">
            <text:p>638906</text:p>
          </table:table-cell>
          <table:table-cell office:value-type="float" office:value="243916" calcext:value-type="float">
            <text:p>243916</text:p>
          </table:table-cell>
          <table:table-cell office:value-type="float" office:value="218033" calcext:value-type="float">
            <text:p>218033</text:p>
          </table:table-cell>
          <table:table-cell office:value-type="float" office:value="226087" calcext:value-type="float">
            <text:p>2260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5299" calcext:value-type="float">
            <text:p>705299</text:p>
          </table:table-cell>
          <table:table-cell office:value-type="float" office:value="688696" calcext:value-type="float">
            <text:p>688696</text:p>
          </table:table-cell>
          <table:table-cell office:value-type="float" office:value="639854" calcext:value-type="float">
            <text:p>639854</text:p>
          </table:table-cell>
          <table:table-cell office:value-type="float" office:value="244353" calcext:value-type="float">
            <text:p>244353</text:p>
          </table:table-cell>
          <table:table-cell office:value-type="float" office:value="219023" calcext:value-type="float">
            <text:p>219023</text:p>
          </table:table-cell>
          <table:table-cell office:value-type="float" office:value="217531" calcext:value-type="float">
            <text:p>2175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1981" calcext:value-type="float">
            <text:p>711981</text:p>
          </table:table-cell>
          <table:table-cell office:value-type="float" office:value="680388" calcext:value-type="float">
            <text:p>680388</text:p>
          </table:table-cell>
          <table:table-cell office:value-type="float" office:value="638607" calcext:value-type="float">
            <text:p>638607</text:p>
          </table:table-cell>
          <table:table-cell office:value-type="float" office:value="245149" calcext:value-type="float">
            <text:p>245149</text:p>
          </table:table-cell>
          <table:table-cell office:value-type="float" office:value="219327" calcext:value-type="float">
            <text:p>219327</text:p>
          </table:table-cell>
          <table:table-cell office:value-type="float" office:value="217388" calcext:value-type="float">
            <text:p>2173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5829" calcext:value-type="float">
            <text:p>715829</text:p>
          </table:table-cell>
          <table:table-cell office:value-type="float" office:value="680825" calcext:value-type="float">
            <text:p>680825</text:p>
          </table:table-cell>
          <table:table-cell office:value-type="float" office:value="639170" calcext:value-type="float">
            <text:p>639170</text:p>
          </table:table-cell>
          <table:table-cell office:value-type="float" office:value="245416" calcext:value-type="float">
            <text:p>245416</text:p>
          </table:table-cell>
          <table:table-cell office:value-type="float" office:value="215195" calcext:value-type="float">
            <text:p>215195</text:p>
          </table:table-cell>
          <table:table-cell office:value-type="float" office:value="217374" calcext:value-type="float">
            <text:p>2173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6099" calcext:value-type="float">
            <text:p>756099</text:p>
          </table:table-cell>
          <table:table-cell office:value-type="float" office:value="692749" calcext:value-type="float">
            <text:p>692749</text:p>
          </table:table-cell>
          <table:table-cell office:value-type="float" office:value="640241" calcext:value-type="float">
            <text:p>640241</text:p>
          </table:table-cell>
          <table:table-cell office:value-type="float" office:value="229398" calcext:value-type="float">
            <text:p>229398</text:p>
          </table:table-cell>
          <table:table-cell office:value-type="float" office:value="217512" calcext:value-type="float">
            <text:p>217512</text:p>
          </table:table-cell>
          <table:table-cell office:value-type="float" office:value="218635" calcext:value-type="float">
            <text:p>2186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1507" calcext:value-type="float">
            <text:p>711507</text:p>
          </table:table-cell>
          <table:table-cell office:value-type="float" office:value="689408" calcext:value-type="float">
            <text:p>689408</text:p>
          </table:table-cell>
          <table:table-cell office:value-type="float" office:value="636580" calcext:value-type="float">
            <text:p>636580</text:p>
          </table:table-cell>
          <table:table-cell office:value-type="float" office:value="225435" calcext:value-type="float">
            <text:p>225435</text:p>
          </table:table-cell>
          <table:table-cell office:value-type="float" office:value="219430" calcext:value-type="float">
            <text:p>219430</text:p>
          </table:table-cell>
          <table:table-cell office:value-type="float" office:value="217852" calcext:value-type="float">
            <text:p>2178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9088" calcext:value-type="float">
            <text:p>719088</text:p>
          </table:table-cell>
          <table:table-cell office:value-type="float" office:value="687458" calcext:value-type="float">
            <text:p>687458</text:p>
          </table:table-cell>
          <table:table-cell office:value-type="float" office:value="637838" calcext:value-type="float">
            <text:p>637838</text:p>
          </table:table-cell>
          <table:table-cell office:value-type="float" office:value="225631" calcext:value-type="float">
            <text:p>225631</text:p>
          </table:table-cell>
          <table:table-cell office:value-type="float" office:value="224391" calcext:value-type="float">
            <text:p>224391</text:p>
          </table:table-cell>
          <table:table-cell office:value-type="float" office:value="217021" calcext:value-type="float">
            <text:p>2170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8894" calcext:value-type="float">
            <text:p>708894</text:p>
          </table:table-cell>
          <table:table-cell office:value-type="float" office:value="687613" calcext:value-type="float">
            <text:p>687613</text:p>
          </table:table-cell>
          <table:table-cell office:value-type="float" office:value="646166" calcext:value-type="float">
            <text:p>646166</text:p>
          </table:table-cell>
          <table:table-cell office:value-type="float" office:value="227209" calcext:value-type="float">
            <text:p>227209</text:p>
          </table:table-cell>
          <table:table-cell office:value-type="float" office:value="220506" calcext:value-type="float">
            <text:p>220506</text:p>
          </table:table-cell>
          <table:table-cell office:value-type="float" office:value="217417" calcext:value-type="float">
            <text:p>2174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7548" calcext:value-type="float">
            <text:p>727548</text:p>
          </table:table-cell>
          <table:table-cell office:value-type="float" office:value="682663" calcext:value-type="float">
            <text:p>682663</text:p>
          </table:table-cell>
          <table:table-cell office:value-type="float" office:value="636009" calcext:value-type="float">
            <text:p>636009</text:p>
          </table:table-cell>
          <table:table-cell office:value-type="float" office:value="225577" calcext:value-type="float">
            <text:p>225577</text:p>
          </table:table-cell>
          <table:table-cell office:value-type="float" office:value="226806" calcext:value-type="float">
            <text:p>226806</text:p>
          </table:table-cell>
          <table:table-cell office:value-type="float" office:value="220218" calcext:value-type="float">
            <text:p>2202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8716" calcext:value-type="float">
            <text:p>738716</text:p>
          </table:table-cell>
          <table:table-cell office:value-type="float" office:value="683449" calcext:value-type="float">
            <text:p>683449</text:p>
          </table:table-cell>
          <table:table-cell office:value-type="float" office:value="637224" calcext:value-type="float">
            <text:p>637224</text:p>
          </table:table-cell>
          <table:table-cell office:value-type="float" office:value="226389" calcext:value-type="float">
            <text:p>226389</text:p>
          </table:table-cell>
          <table:table-cell office:value-type="float" office:value="250911" calcext:value-type="float">
            <text:p>250911</text:p>
          </table:table-cell>
          <table:table-cell office:value-type="float" office:value="225073" calcext:value-type="float">
            <text:p>2250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7546" calcext:value-type="float">
            <text:p>777546</text:p>
          </table:table-cell>
          <table:table-cell office:value-type="float" office:value="682711" calcext:value-type="float">
            <text:p>682711</text:p>
          </table:table-cell>
          <table:table-cell office:value-type="float" office:value="643456" calcext:value-type="float">
            <text:p>643456</text:p>
          </table:table-cell>
          <table:table-cell office:value-type="float" office:value="226572" calcext:value-type="float">
            <text:p>226572</text:p>
          </table:table-cell>
          <table:table-cell office:value-type="float" office:value="251921" calcext:value-type="float">
            <text:p>251921</text:p>
          </table:table-cell>
          <table:table-cell office:value-type="float" office:value="221586" calcext:value-type="float">
            <text:p>2215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3823" calcext:value-type="float">
            <text:p>793823</text:p>
          </table:table-cell>
          <table:table-cell office:value-type="float" office:value="684963" calcext:value-type="float">
            <text:p>684963</text:p>
          </table:table-cell>
          <table:table-cell office:value-type="float" office:value="699966" calcext:value-type="float">
            <text:p>699966</text:p>
          </table:table-cell>
          <table:table-cell office:value-type="float" office:value="226517" calcext:value-type="float">
            <text:p>226517</text:p>
          </table:table-cell>
          <table:table-cell office:value-type="float" office:value="248680" calcext:value-type="float">
            <text:p>248680</text:p>
          </table:table-cell>
          <table:table-cell office:value-type="float" office:value="230794" calcext:value-type="float">
            <text:p>2307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0693" calcext:value-type="float">
            <text:p>910693</text:p>
          </table:table-cell>
          <table:table-cell office:value-type="float" office:value="679882" calcext:value-type="float">
            <text:p>679882</text:p>
          </table:table-cell>
          <table:table-cell office:value-type="float" office:value="649877" calcext:value-type="float">
            <text:p>649877</text:p>
          </table:table-cell>
          <table:table-cell office:value-type="float" office:value="226357" calcext:value-type="float">
            <text:p>226357</text:p>
          </table:table-cell>
          <table:table-cell office:value-type="float" office:value="252229" calcext:value-type="float">
            <text:p>252229</text:p>
          </table:table-cell>
          <table:table-cell office:value-type="float" office:value="222999" calcext:value-type="float">
            <text:p>2229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4560" calcext:value-type="float">
            <text:p>884560</text:p>
          </table:table-cell>
          <table:table-cell office:value-type="float" office:value="683135" calcext:value-type="float">
            <text:p>683135</text:p>
          </table:table-cell>
          <table:table-cell office:value-type="float" office:value="655633" calcext:value-type="float">
            <text:p>655633</text:p>
          </table:table-cell>
          <table:table-cell office:value-type="float" office:value="225962" calcext:value-type="float">
            <text:p>225962</text:p>
          </table:table-cell>
          <table:table-cell office:value-type="float" office:value="245985" calcext:value-type="float">
            <text:p>245985</text:p>
          </table:table-cell>
          <table:table-cell office:value-type="float" office:value="229365" calcext:value-type="float">
            <text:p>2293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6184" calcext:value-type="float">
            <text:p>886184</text:p>
          </table:table-cell>
          <table:table-cell office:value-type="float" office:value="689092" calcext:value-type="float">
            <text:p>689092</text:p>
          </table:table-cell>
          <table:table-cell office:value-type="float" office:value="648342" calcext:value-type="float">
            <text:p>648342</text:p>
          </table:table-cell>
          <table:table-cell office:value-type="float" office:value="231402" calcext:value-type="float">
            <text:p>231402</text:p>
          </table:table-cell>
          <table:table-cell office:value-type="float" office:value="247544" calcext:value-type="float">
            <text:p>247544</text:p>
          </table:table-cell>
          <table:table-cell office:value-type="float" office:value="232696" calcext:value-type="float">
            <text:p>2326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0175" calcext:value-type="float">
            <text:p>770175</text:p>
          </table:table-cell>
          <table:table-cell office:value-type="float" office:value="682354" calcext:value-type="float">
            <text:p>682354</text:p>
          </table:table-cell>
          <table:table-cell office:value-type="float" office:value="658696" calcext:value-type="float">
            <text:p>658696</text:p>
          </table:table-cell>
          <table:table-cell office:value-type="float" office:value="219164" calcext:value-type="float">
            <text:p>219164</text:p>
          </table:table-cell>
          <table:table-cell office:value-type="float" office:value="242427" calcext:value-type="float">
            <text:p>242427</text:p>
          </table:table-cell>
          <table:table-cell office:value-type="float" office:value="207207" calcext:value-type="float">
            <text:p>2072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7490" calcext:value-type="float">
            <text:p>757490</text:p>
          </table:table-cell>
          <table:table-cell office:value-type="float" office:value="689509" calcext:value-type="float">
            <text:p>689509</text:p>
          </table:table-cell>
          <table:table-cell office:value-type="float" office:value="660327" calcext:value-type="float">
            <text:p>660327</text:p>
          </table:table-cell>
          <table:table-cell office:value-type="float" office:value="223721" calcext:value-type="float">
            <text:p>223721</text:p>
          </table:table-cell>
          <table:table-cell office:value-type="float" office:value="241844" calcext:value-type="float">
            <text:p>241844</text:p>
          </table:table-cell>
          <table:table-cell office:value-type="float" office:value="207391" calcext:value-type="float">
            <text:p>2073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0107" calcext:value-type="float">
            <text:p>760107</text:p>
          </table:table-cell>
          <table:table-cell office:value-type="float" office:value="683007" calcext:value-type="float">
            <text:p>683007</text:p>
          </table:table-cell>
          <table:table-cell office:value-type="float" office:value="657880" calcext:value-type="float">
            <text:p>657880</text:p>
          </table:table-cell>
          <table:table-cell office:value-type="float" office:value="217527" calcext:value-type="float">
            <text:p>217527</text:p>
          </table:table-cell>
          <table:table-cell office:value-type="float" office:value="245130" calcext:value-type="float">
            <text:p>245130</text:p>
          </table:table-cell>
          <table:table-cell office:value-type="float" office:value="215187" calcext:value-type="float">
            <text:p>215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7999" calcext:value-type="float">
            <text:p>717999</text:p>
          </table:table-cell>
          <table:table-cell office:value-type="float" office:value="683997" calcext:value-type="float">
            <text:p>683997</text:p>
          </table:table-cell>
          <table:table-cell office:value-type="float" office:value="634902" calcext:value-type="float">
            <text:p>634902</text:p>
          </table:table-cell>
          <table:table-cell office:value-type="float" office:value="219327" calcext:value-type="float">
            <text:p>219327</text:p>
          </table:table-cell>
          <table:table-cell office:value-type="float" office:value="242544" calcext:value-type="float">
            <text:p>242544</text:p>
          </table:table-cell>
          <table:table-cell office:value-type="float" office:value="207670" calcext:value-type="float">
            <text:p>2076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8258" calcext:value-type="float">
            <text:p>728258</text:p>
          </table:table-cell>
          <table:table-cell office:value-type="float" office:value="696499" calcext:value-type="float">
            <text:p>696499</text:p>
          </table:table-cell>
          <table:table-cell office:value-type="float" office:value="638203" calcext:value-type="float">
            <text:p>638203</text:p>
          </table:table-cell>
          <table:table-cell office:value-type="float" office:value="217882" calcext:value-type="float">
            <text:p>217882</text:p>
          </table:table-cell>
          <table:table-cell office:value-type="float" office:value="241458" calcext:value-type="float">
            <text:p>241458</text:p>
          </table:table-cell>
          <table:table-cell office:value-type="float" office:value="206835" calcext:value-type="float">
            <text:p>2068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3155" calcext:value-type="float">
            <text:p>733155</text:p>
          </table:table-cell>
          <table:table-cell office:value-type="float" office:value="685806" calcext:value-type="float">
            <text:p>685806</text:p>
          </table:table-cell>
          <table:table-cell office:value-type="float" office:value="633019" calcext:value-type="float">
            <text:p>633019</text:p>
          </table:table-cell>
          <table:table-cell office:value-type="float" office:value="220766" calcext:value-type="float">
            <text:p>220766</text:p>
          </table:table-cell>
          <table:table-cell office:value-type="float" office:value="243660" calcext:value-type="float">
            <text:p>243660</text:p>
          </table:table-cell>
          <table:table-cell office:value-type="float" office:value="209945" calcext:value-type="float">
            <text:p>209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5576" calcext:value-type="float">
            <text:p>735576</text:p>
          </table:table-cell>
          <table:table-cell office:value-type="float" office:value="696703" calcext:value-type="float">
            <text:p>696703</text:p>
          </table:table-cell>
          <table:table-cell office:value-type="float" office:value="640041" calcext:value-type="float">
            <text:p>640041</text:p>
          </table:table-cell>
          <table:table-cell office:value-type="float" office:value="221438" calcext:value-type="float">
            <text:p>221438</text:p>
          </table:table-cell>
          <table:table-cell office:value-type="float" office:value="241698" calcext:value-type="float">
            <text:p>241698</text:p>
          </table:table-cell>
          <table:table-cell office:value-type="float" office:value="207057" calcext:value-type="float">
            <text:p>2070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6346" calcext:value-type="float">
            <text:p>726346</text:p>
          </table:table-cell>
          <table:table-cell office:value-type="float" office:value="688641" calcext:value-type="float">
            <text:p>688641</text:p>
          </table:table-cell>
          <table:table-cell office:value-type="float" office:value="634069" calcext:value-type="float">
            <text:p>634069</text:p>
          </table:table-cell>
          <table:table-cell office:value-type="float" office:value="218344" calcext:value-type="float">
            <text:p>218344</text:p>
          </table:table-cell>
          <table:table-cell office:value-type="float" office:value="242729" calcext:value-type="float">
            <text:p>242729</text:p>
          </table:table-cell>
          <table:table-cell office:value-type="float" office:value="209390" calcext:value-type="float">
            <text:p>2093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6371" calcext:value-type="float">
            <text:p>746371</text:p>
          </table:table-cell>
          <table:table-cell office:value-type="float" office:value="693699" calcext:value-type="float">
            <text:p>693699</text:p>
          </table:table-cell>
          <table:table-cell office:value-type="float" office:value="633128" calcext:value-type="float">
            <text:p>633128</text:p>
          </table:table-cell>
          <table:table-cell office:value-type="float" office:value="218151" calcext:value-type="float">
            <text:p>218151</text:p>
          </table:table-cell>
          <table:table-cell office:value-type="float" office:value="250406" calcext:value-type="float">
            <text:p>250406</text:p>
          </table:table-cell>
          <table:table-cell office:value-type="float" office:value="207367" calcext:value-type="float">
            <text:p>207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4098" calcext:value-type="float">
            <text:p>744098</text:p>
          </table:table-cell>
          <table:table-cell office:value-type="float" office:value="684867" calcext:value-type="float">
            <text:p>684867</text:p>
          </table:table-cell>
          <table:table-cell office:value-type="float" office:value="637259" calcext:value-type="float">
            <text:p>637259</text:p>
          </table:table-cell>
          <table:table-cell office:value-type="float" office:value="236916" calcext:value-type="float">
            <text:p>236916</text:p>
          </table:table-cell>
          <table:table-cell office:value-type="float" office:value="248700" calcext:value-type="float">
            <text:p>248700</text:p>
          </table:table-cell>
          <table:table-cell office:value-type="float" office:value="207478" calcext:value-type="float">
            <text:p>2074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7109" calcext:value-type="float">
            <text:p>737109</text:p>
          </table:table-cell>
          <table:table-cell office:value-type="float" office:value="682953" calcext:value-type="float">
            <text:p>682953</text:p>
          </table:table-cell>
          <table:table-cell office:value-type="float" office:value="634029" calcext:value-type="float">
            <text:p>634029</text:p>
          </table:table-cell>
          <table:table-cell office:value-type="float" office:value="235113" calcext:value-type="float">
            <text:p>235113</text:p>
          </table:table-cell>
          <table:table-cell office:value-type="float" office:value="254544" calcext:value-type="float">
            <text:p>254544</text:p>
          </table:table-cell>
          <table:table-cell office:value-type="float" office:value="209540" calcext:value-type="float">
            <text:p>2095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7998" calcext:value-type="float">
            <text:p>747998</text:p>
          </table:table-cell>
          <table:table-cell office:value-type="float" office:value="683138" calcext:value-type="float">
            <text:p>683138</text:p>
          </table:table-cell>
          <table:table-cell office:value-type="float" office:value="634588" calcext:value-type="float">
            <text:p>634588</text:p>
          </table:table-cell>
          <table:table-cell office:value-type="float" office:value="237695" calcext:value-type="float">
            <text:p>237695</text:p>
          </table:table-cell>
          <table:table-cell office:value-type="float" office:value="246260" calcext:value-type="float">
            <text:p>246260</text:p>
          </table:table-cell>
          <table:table-cell office:value-type="float" office:value="219601" calcext:value-type="float">
            <text:p>219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1894" calcext:value-type="float">
            <text:p>741894</text:p>
          </table:table-cell>
          <table:table-cell office:value-type="float" office:value="686657" calcext:value-type="float">
            <text:p>686657</text:p>
          </table:table-cell>
          <table:table-cell office:value-type="float" office:value="636866" calcext:value-type="float">
            <text:p>636866</text:p>
          </table:table-cell>
          <table:table-cell office:value-type="float" office:value="236274" calcext:value-type="float">
            <text:p>236274</text:p>
          </table:table-cell>
          <table:table-cell office:value-type="float" office:value="243283" calcext:value-type="float">
            <text:p>243283</text:p>
          </table:table-cell>
          <table:table-cell office:value-type="float" office:value="212613" calcext:value-type="float">
            <text:p>2126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4207" calcext:value-type="float">
            <text:p>734207</text:p>
          </table:table-cell>
          <table:table-cell office:value-type="float" office:value="704362" calcext:value-type="float">
            <text:p>704362</text:p>
          </table:table-cell>
          <table:table-cell office:value-type="float" office:value="652216" calcext:value-type="float">
            <text:p>652216</text:p>
          </table:table-cell>
          <table:table-cell office:value-type="float" office:value="234082" calcext:value-type="float">
            <text:p>234082</text:p>
          </table:table-cell>
          <table:table-cell office:value-type="float" office:value="239117" calcext:value-type="float">
            <text:p>239117</text:p>
          </table:table-cell>
          <table:table-cell office:value-type="float" office:value="222531" calcext:value-type="float">
            <text:p>2225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6670" calcext:value-type="float">
            <text:p>726670</text:p>
          </table:table-cell>
          <table:table-cell office:value-type="float" office:value="691909" calcext:value-type="float">
            <text:p>691909</text:p>
          </table:table-cell>
          <table:table-cell office:value-type="float" office:value="651314" calcext:value-type="float">
            <text:p>651314</text:p>
          </table:table-cell>
          <table:table-cell office:value-type="float" office:value="234465" calcext:value-type="float">
            <text:p>234465</text:p>
          </table:table-cell>
          <table:table-cell office:value-type="float" office:value="246585" calcext:value-type="float">
            <text:p>246585</text:p>
          </table:table-cell>
          <table:table-cell office:value-type="float" office:value="221683" calcext:value-type="float">
            <text:p>2216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7495" calcext:value-type="float">
            <text:p>727495</text:p>
          </table:table-cell>
          <table:table-cell office:value-type="float" office:value="691909" calcext:value-type="float">
            <text:p>691909</text:p>
          </table:table-cell>
          <table:table-cell office:value-type="float" office:value="636040" calcext:value-type="float">
            <text:p>636040</text:p>
          </table:table-cell>
          <table:table-cell office:value-type="float" office:value="236348" calcext:value-type="float">
            <text:p>236348</text:p>
          </table:table-cell>
          <table:table-cell office:value-type="float" office:value="241744" calcext:value-type="float">
            <text:p>241744</text:p>
          </table:table-cell>
          <table:table-cell office:value-type="float" office:value="214122" calcext:value-type="float">
            <text:p>2141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7489" calcext:value-type="float">
            <text:p>727489</text:p>
          </table:table-cell>
          <table:table-cell office:value-type="float" office:value="690855" calcext:value-type="float">
            <text:p>690855</text:p>
          </table:table-cell>
          <table:table-cell office:value-type="float" office:value="634854" calcext:value-type="float">
            <text:p>634854</text:p>
          </table:table-cell>
          <table:table-cell office:value-type="float" office:value="236636" calcext:value-type="float">
            <text:p>236636</text:p>
          </table:table-cell>
          <table:table-cell office:value-type="float" office:value="225217" calcext:value-type="float">
            <text:p>225217</text:p>
          </table:table-cell>
          <table:table-cell office:value-type="float" office:value="221821" calcext:value-type="float">
            <text:p>221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6803" calcext:value-type="float">
            <text:p>726803</text:p>
          </table:table-cell>
          <table:table-cell office:value-type="float" office:value="696621" calcext:value-type="float">
            <text:p>696621</text:p>
          </table:table-cell>
          <table:table-cell office:value-type="float" office:value="646419" calcext:value-type="float">
            <text:p>646419</text:p>
          </table:table-cell>
          <table:table-cell office:value-type="float" office:value="240780" calcext:value-type="float">
            <text:p>240780</text:p>
          </table:table-cell>
          <table:table-cell office:value-type="float" office:value="227209" calcext:value-type="float">
            <text:p>227209</text:p>
          </table:table-cell>
          <table:table-cell office:value-type="float" office:value="217545" calcext:value-type="float">
            <text:p>2175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7409" calcext:value-type="float">
            <text:p>727409</text:p>
          </table:table-cell>
          <table:table-cell office:value-type="float" office:value="695975" calcext:value-type="float">
            <text:p>695975</text:p>
          </table:table-cell>
          <table:table-cell office:value-type="float" office:value="655805" calcext:value-type="float">
            <text:p>655805</text:p>
          </table:table-cell>
          <table:table-cell office:value-type="float" office:value="234479" calcext:value-type="float">
            <text:p>234479</text:p>
          </table:table-cell>
          <table:table-cell office:value-type="float" office:value="238773" calcext:value-type="float">
            <text:p>238773</text:p>
          </table:table-cell>
          <table:table-cell office:value-type="float" office:value="230645" calcext:value-type="float">
            <text:p>2306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3693" calcext:value-type="float">
            <text:p>723693</text:p>
          </table:table-cell>
          <table:table-cell office:value-type="float" office:value="700857" calcext:value-type="float">
            <text:p>700857</text:p>
          </table:table-cell>
          <table:table-cell office:value-type="float" office:value="662010" calcext:value-type="float">
            <text:p>662010</text:p>
          </table:table-cell>
          <table:table-cell office:value-type="float" office:value="235288" calcext:value-type="float">
            <text:p>235288</text:p>
          </table:table-cell>
          <table:table-cell office:value-type="float" office:value="232423" calcext:value-type="float">
            <text:p>232423</text:p>
          </table:table-cell>
          <table:table-cell office:value-type="float" office:value="223810" calcext:value-type="float">
            <text:p>2238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2145" calcext:value-type="float">
            <text:p>732145</text:p>
          </table:table-cell>
          <table:table-cell office:value-type="float" office:value="692160" calcext:value-type="float">
            <text:p>692160</text:p>
          </table:table-cell>
          <table:table-cell office:value-type="float" office:value="647205" calcext:value-type="float">
            <text:p>647205</text:p>
          </table:table-cell>
          <table:table-cell office:value-type="float" office:value="234878" calcext:value-type="float">
            <text:p>234878</text:p>
          </table:table-cell>
          <table:table-cell office:value-type="float" office:value="229297" calcext:value-type="float">
            <text:p>229297</text:p>
          </table:table-cell>
          <table:table-cell office:value-type="float" office:value="228330" calcext:value-type="float">
            <text:p>2283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8293" calcext:value-type="float">
            <text:p>718293</text:p>
          </table:table-cell>
          <table:table-cell office:value-type="float" office:value="685693" calcext:value-type="float">
            <text:p>685693</text:p>
          </table:table-cell>
          <table:table-cell office:value-type="float" office:value="645900" calcext:value-type="float">
            <text:p>645900</text:p>
          </table:table-cell>
          <table:table-cell office:value-type="float" office:value="241282" calcext:value-type="float">
            <text:p>241282</text:p>
          </table:table-cell>
          <table:table-cell office:value-type="float" office:value="225140" calcext:value-type="float">
            <text:p>225140</text:p>
          </table:table-cell>
          <table:table-cell office:value-type="float" office:value="213053" calcext:value-type="float">
            <text:p>2130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2093" calcext:value-type="float">
            <text:p>732093</text:p>
          </table:table-cell>
          <table:table-cell office:value-type="float" office:value="686521" calcext:value-type="float">
            <text:p>686521</text:p>
          </table:table-cell>
          <table:table-cell office:value-type="float" office:value="772467" calcext:value-type="float">
            <text:p>772467</text:p>
          </table:table-cell>
          <table:table-cell office:value-type="float" office:value="235630" calcext:value-type="float">
            <text:p>235630</text:p>
          </table:table-cell>
          <table:table-cell office:value-type="float" office:value="217182" calcext:value-type="float">
            <text:p>217182</text:p>
          </table:table-cell>
          <table:table-cell office:value-type="float" office:value="214842" calcext:value-type="float">
            <text:p>2148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1289" calcext:value-type="float">
            <text:p>721289</text:p>
          </table:table-cell>
          <table:table-cell office:value-type="float" office:value="686462" calcext:value-type="float">
            <text:p>686462</text:p>
          </table:table-cell>
          <table:table-cell office:value-type="float" office:value="634847" calcext:value-type="float">
            <text:p>634847</text:p>
          </table:table-cell>
          <table:table-cell office:value-type="float" office:value="235988" calcext:value-type="float">
            <text:p>235988</text:p>
          </table:table-cell>
          <table:table-cell office:value-type="float" office:value="223910" calcext:value-type="float">
            <text:p>223910</text:p>
          </table:table-cell>
          <table:table-cell office:value-type="float" office:value="216801" calcext:value-type="float">
            <text:p>2168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1116" calcext:value-type="float">
            <text:p>731116</text:p>
          </table:table-cell>
          <table:table-cell office:value-type="float" office:value="677886" calcext:value-type="float">
            <text:p>677886</text:p>
          </table:table-cell>
          <table:table-cell office:value-type="float" office:value="652148" calcext:value-type="float">
            <text:p>652148</text:p>
          </table:table-cell>
          <table:table-cell office:value-type="float" office:value="236089" calcext:value-type="float">
            <text:p>236089</text:p>
          </table:table-cell>
          <table:table-cell office:value-type="float" office:value="218181" calcext:value-type="float">
            <text:p>218181</text:p>
          </table:table-cell>
          <table:table-cell office:value-type="float" office:value="217400" calcext:value-type="float">
            <text:p>2174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3233" calcext:value-type="float">
            <text:p>713233</text:p>
          </table:table-cell>
          <table:table-cell office:value-type="float" office:value="682983" calcext:value-type="float">
            <text:p>682983</text:p>
          </table:table-cell>
          <table:table-cell office:value-type="float" office:value="660266" calcext:value-type="float">
            <text:p>660266</text:p>
          </table:table-cell>
          <table:table-cell office:value-type="float" office:value="236041" calcext:value-type="float">
            <text:p>236041</text:p>
          </table:table-cell>
          <table:table-cell office:value-type="float" office:value="226612" calcext:value-type="float">
            <text:p>226612</text:p>
          </table:table-cell>
          <table:table-cell office:value-type="float" office:value="212093" calcext:value-type="float">
            <text:p>212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6350" calcext:value-type="float">
            <text:p>716350</text:p>
          </table:table-cell>
          <table:table-cell office:value-type="float" office:value="682784" calcext:value-type="float">
            <text:p>682784</text:p>
          </table:table-cell>
          <table:table-cell office:value-type="float" office:value="654658" calcext:value-type="float">
            <text:p>654658</text:p>
          </table:table-cell>
          <table:table-cell office:value-type="float" office:value="236126" calcext:value-type="float">
            <text:p>236126</text:p>
          </table:table-cell>
          <table:table-cell office:value-type="float" office:value="220472" calcext:value-type="float">
            <text:p>220472</text:p>
          </table:table-cell>
          <table:table-cell office:value-type="float" office:value="206717" calcext:value-type="float">
            <text:p>2067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4872" calcext:value-type="float">
            <text:p>714872</text:p>
          </table:table-cell>
          <table:table-cell office:value-type="float" office:value="697050" calcext:value-type="float">
            <text:p>697050</text:p>
          </table:table-cell>
          <table:table-cell office:value-type="float" office:value="654347" calcext:value-type="float">
            <text:p>654347</text:p>
          </table:table-cell>
          <table:table-cell office:value-type="float" office:value="217086" calcext:value-type="float">
            <text:p>217086</text:p>
          </table:table-cell>
          <table:table-cell office:value-type="float" office:value="228016" calcext:value-type="float">
            <text:p>228016</text:p>
          </table:table-cell>
          <table:table-cell office:value-type="float" office:value="204570" calcext:value-type="float">
            <text:p>2045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5939" calcext:value-type="float">
            <text:p>715939</text:p>
          </table:table-cell>
          <table:table-cell office:value-type="float" office:value="689168" calcext:value-type="float">
            <text:p>689168</text:p>
          </table:table-cell>
          <table:table-cell office:value-type="float" office:value="772504" calcext:value-type="float">
            <text:p>772504</text:p>
          </table:table-cell>
          <table:table-cell office:value-type="float" office:value="218323" calcext:value-type="float">
            <text:p>218323</text:p>
          </table:table-cell>
          <table:table-cell office:value-type="float" office:value="222435" calcext:value-type="float">
            <text:p>222435</text:p>
          </table:table-cell>
          <table:table-cell office:value-type="float" office:value="209371" calcext:value-type="float">
            <text:p>20937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yenne</text:p>
          </table:table-cell>
          <table:table-cell table:style-name="ce13" table:formula="of:=AVERAGE([.B2:.B91])" office:value-type="float" office:value="726904.144444444" calcext:value-type="float">
            <text:p>726904,144444444</text:p>
          </table:table-cell>
          <table:table-cell table:style-name="ce13" table:formula="of:=AVERAGE([.C2:.C91])" office:value-type="float" office:value="689208.488888889" calcext:value-type="float">
            <text:p>689208,488888889</text:p>
          </table:table-cell>
          <table:table-cell table:style-name="ce13" table:formula="of:=AVERAGE([.D2:.D91])" office:value-type="float" office:value="660424.811111111" calcext:value-type="float">
            <text:p>660424,811111111</text:p>
          </table:table-cell>
          <table:table-cell table:style-name="ce13" table:formula="of:=AVERAGE([.E2:.E91])" office:value-type="float" office:value="229552.933333333" calcext:value-type="float">
            <text:p>229552,933333333</text:p>
          </table:table-cell>
          <table:table-cell table:style-name="ce13" table:formula="of:=AVERAGE([.F2:.F91])" office:value-type="float" office:value="225656.066666667" calcext:value-type="float">
            <text:p>225656,066666667</text:p>
          </table:table-cell>
          <table:table-cell table:style-name="ce13" table:formula="of:=AVERAGE([.G2:.G91])" office:value-type="float" office:value="214787.388888889" calcext:value-type="float">
            <text:p>214787,388888889</text:p>
          </table:table-cell>
          <table:table-cell table:number-columns-repeated="5"/>
        </table:table-row>
        <table:table-row table:style-name="ro2" table:number-rows-repeated="6">
          <table:table-cell/>
          <table:table-cell table:style-name="Default" table:number-columns-repeated="6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</table:table>
      <table:table table:name="OptimiséVSNaif" table:style-name="ta1">
        <table:shapes>
          <draw:frame draw:z-index="0" draw:style-name="gr1" draw:text-style-name="P1" svg:width="200.33mm" svg:height="118.61mm" svg:x="282.54mm" svg:y="0mm">
            <loext:p draw:notify-on-update-of-ranges="OptimiséVSNaif.A2:OptimiséVSNaif.A7 OptimiséVSNaif.E1:OptimiséVSNaif.E1 OptimiséVSNaif.E2:OptimiséVSNaif.E7 OptimiséVSNaif.D1:OptimiséVSNaif.D1 OptimiséVSNaif.D2:OptimiséVSNaif.D7 OptimiséVSNaif.C1:OptimiséVSNaif.C1 OptimiséVSNaif.C2:OptimiséVSNaif.C7 OptimiséVSNaif.B1:OptimiséVSNaif.B1 OptimiséVSNaif.B2:OptimiséVSNaif.B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5.97mm" svg:height="93.36mm" svg:x="14.28mm" svg:y="46.95mm">
            <loext:p draw:notify-on-update-of-ranges="OptimiséVSNaif.A5:OptimiséVSNaif.A7 OptimiséVSNaif.E1:OptimiséVSNaif.E1 OptimiséVSNaif.E5:OptimiséVSNaif.E7 OptimiséVSNaif.D1:OptimiséVSNaif.D1 OptimiséVSNaif.D5:OptimiséVSNaif.D7 OptimiséVSNaif.C1:OptimiséVSNaif.C1 OptimiséVSNaif.C5:OptimiséVSNaif.C7 OptimiséVSNaif.B1:OptimiséVSNaif.B1 OptimiséVSNaif.B5:OptimiséVSNaif.B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3" table:default-cell-style-name="ce24"/>
        <table:table-column table:style-name="co24" table:default-cell-style-name="ce33"/>
        <table:table-column table:style-name="co25" table:default-cell-style-name="ce33"/>
        <table:table-column table:style-name="co26" table:default-cell-style-name="ce36"/>
        <table:table-column table:style-name="co27" table:default-cell-style-name="ce36"/>
        <table:table-row table:style-name="ro1">
          <table:table-cell table:style-name="ce28" office:value-type="string" calcext:value-type="string">
            <text:p>Optimisation</text:p>
          </table:table-cell>
          <table:table-cell table:style-name="ce32" office:value-type="string" calcext:value-type="string">
            <text:p>Tps exec-B (sans opti)</text:p>
          </table:table-cell>
          <table:table-cell table:style-name="ce32" office:value-type="string" calcext:value-type="string">
            <text:p>Tps exec-A <text:s/>(sans opti)</text:p>
          </table:table-cell>
          <table:table-cell table:style-name="ce26" office:value-type="string" calcext:value-type="string">
            <text:p>Tps d’exec-B <text:s/>(avec opti)</text:p>
          </table:table-cell>
          <table:table-cell table:style-name="ce26" office:value-type="string" calcext:value-type="string">
            <text:p>Tps d’exec-A <text:s/>(avec opti)</text:p>
          </table:table-cell>
        </table:table-row>
        <table:table-row table:style-name="ro1">
          <table:table-cell table:style-name="ce29" office:value-type="string" calcext:value-type="string">
            <text:p>Sans opti.</text:p>
          </table:table-cell>
          <table:table-cell office:value-type="float" office:value="720039" calcext:value-type="float">
            <text:p>720039</text:p>
          </table:table-cell>
          <table:table-cell office:value-type="float" office:value="726904.14" calcext:value-type="float">
            <text:p>726904,14</text:p>
          </table:table-cell>
          <table:table-cell table:style-name="ce35"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88909" calcext:value-type="float">
            <text:p>688909</text:p>
          </table:table-cell>
          <table:table-cell office:value-type="float" office:value="689208.49" calcext:value-type="float">
            <text:p>689208,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82706" calcext:value-type="float">
            <text:p>682706</text:p>
          </table:table-cell>
          <table:table-cell office:value-type="float" office:value="660424.81" calcext:value-type="float">
            <text:p>660424,81</text:p>
          </table:table-cell>
        </table:table-row>
        <table:table-row table:style-name="ro1">
          <table:table-cell table:style-name="ce30" office:value-type="string" calcext:value-type="string">
            <text:p><text:s/>-O1</text:p>
          </table:table-cell>
          <table:table-cell table:style-name="ce34" office:value-type="float" office:value="243836" calcext:value-type="float">
            <text:p>243836</text:p>
          </table:table-cell>
          <table:table-cell table:style-name="ce34" office:value-type="float" office:value="219869.86" calcext:value-type="float">
            <text:p>219869,86</text:p>
          </table:table-cell>
          <table:table-cell office:value-type="float" office:value="243836" calcext:value-type="float">
            <text:p>243836</text:p>
          </table:table-cell>
          <table:table-cell office:value-type="float" office:value="229552.93" calcext:value-type="float">
            <text:p>229552,93</text:p>
          </table:table-cell>
        </table:table-row>
        <table:table-row table:style-name="ro1">
          <table:table-cell table:style-name="ce31" office:value-type="string" calcext:value-type="string">
            <text:p><text:s/>-O2</text:p>
          </table:table-cell>
          <table:table-cell table:style-name="ce34" office:value-type="float" office:value="224578" calcext:value-type="float">
            <text:p>224578</text:p>
          </table:table-cell>
          <table:table-cell table:style-name="ce34" office:value-type="float" office:value="229153.22" calcext:value-type="float">
            <text:p>229153,22</text:p>
          </table:table-cell>
          <table:table-cell office:value-type="float" office:value="224578" calcext:value-type="float">
            <text:p>224578</text:p>
          </table:table-cell>
          <table:table-cell office:value-type="float" office:value="225656.07" calcext:value-type="float">
            <text:p>225656,07</text:p>
          </table:table-cell>
        </table:table-row>
        <table:table-row table:style-name="ro1">
          <table:table-cell table:style-name="ce31" office:value-type="string" calcext:value-type="string">
            <text:p><text:s/>-O3</text:p>
          </table:table-cell>
          <table:table-cell table:style-name="ce34" office:value-type="float" office:value="201899" calcext:value-type="float">
            <text:p>201899</text:p>
          </table:table-cell>
          <table:table-cell table:style-name="ce34" office:value-type="float" office:value="230124.3" calcext:value-type="float">
            <text:p>230124,3</text:p>
          </table:table-cell>
          <table:table-cell office:value-type="float" office:value="201899" calcext:value-type="float">
            <text:p>201899</text:p>
          </table:table-cell>
          <table:table-cell office:value-type="float" office:value="214787.39" calcext:value-type="float">
            <text:p>214787,39</text:p>
          </table:table-cell>
        </table:table-row>
        <table:table-row table:style-name="ro1">
          <table:table-cell table:style-name="Default" table:number-columns-repeated="3"/>
          <table:table-cell table:style-name="ce3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pitch="variable"/>
    <style:font-face style:name="Liberation Serif" svg:font-family="'Liberation Serif', 'Times New Roman'" style:font-pitch="variable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0/00/0000</text:date>, <text:time style:data-style-name="N2" text:time-value="10:48:01.337238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5:38:46.185744605</meta:creation-date>
    <dc:date>2020-04-02T13:39:54.216061746</dc:date>
    <meta:editing-duration>PT3H19M29S</meta:editing-duration>
    <meta:editing-cycles>45</meta:editing-cycles>
    <meta:generator>LibreOffice/5.2.7.2$Linux_X86_64 LibreOffice_project/20m0$Build-2</meta:generator>
    <meta:document-statistic meta:table-count="4" meta:cell-count="1360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4cm" svg:height="11.61cm" xlink:href=".." xlink:type="simple" chart:class="chart:line" chart:style-name="ch1">
        <chart:title svg:x="4.363cm" svg:y="0.368cm" chart:style-name="ch2">
          <text:p>Evolution du temps d'exécution en fonction de l'optimisation</text:p>
        </chart:title>
        <chart:legend chart:legend-position="end" svg:x="16.095cm" svg:y="5.257cm" style:legend-expansion="high" chart:style-name="ch3"/>
        <chart:plot-area chart:style-name="ch4" table:cell-range-address="ToutesOptimisations.J8:ToutesOptimisations.L14" chart:data-source-has-labels="both" svg:x="1.423cm" svg:y="1.379cm" svg:width="14.26cm" svg:height="9.018cm">
          <chartooo:coordinate-region svg:x="2.785cm" svg:y="1.579cm" svg:width="12.619cm" svg:height="8.171cm"/>
          <chart:axis chart:dimension="x" chart:name="primary-x" chart:style-name="ch5" chartooo:axis-type="auto">
            <chartooo:date-scale/>
            <chart:title svg:x="7.041cm" svg:y="10.629cm" chart:style-name="ch6">
              <text:p>Types d'optimisation</text:p>
            </chart:title>
            <chart:categories table:cell-range-address="ToutesOptimisations.J9:ToutesOptimisations.J14"/>
          </chart:axis>
          <chart:axis chart:dimension="y" chart:name="primary-y" chart:style-name="ch5">
            <chart:title svg:x="0.451cm" svg:y="7.625cm" chart:style-name="ch7">
              <text:p>Temps d'exécution (ms)</text:p>
            </chart:title>
            <chart:grid chart:style-name="ch8" chart:class="major"/>
          </chart:axis>
          <chart:series chart:style-name="ch9" chart:values-cell-range-address="ToutesOptimisations.K9:ToutesOptimisations.K14" chart:label-cell-address="ToutesOptimisations.K8:ToutesOptimisations.K8" chart:class="chart:line">
            <chart:data-point chart:repeated="6"/>
          </chart:series>
          <chart:series chart:style-name="ch10" chart:values-cell-range-address="ToutesOptimisations.L9:ToutesOptimisations.L14" chart:label-cell-address="ToutesOptimisations.L8:ToutesOptimisations.L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’exécution-B</text:p>
                <draw:g>
                  <svg:desc>ToutesOptimisations.K8:ToutesOptimisations.K8</svg:desc>
                </draw:g>
              </table:table-cell>
              <table:table-cell office:value-type="string">
                <text:p>Temps d’exécution-A</text:p>
                <draw:g>
                  <svg:desc>ToutesOptimisations.L8:ToutesOptimisations.L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ns opti.</text:p>
                <draw:g>
                  <svg:desc>ToutesOptimisations.J9:ToutesOptimisations.J14</svg:desc>
                </draw:g>
              </table:table-cell>
              <table:table-cell office:value-type="float" office:value="720039">
                <text:p>720039</text:p>
                <draw:g>
                  <svg:desc>ToutesOptimisations.K9:ToutesOptimisations.K14</svg:desc>
                </draw:g>
              </table:table-cell>
              <table:table-cell office:value-type="float" office:value="726904.14">
                <text:p>726904.14</text:p>
                <draw:g>
                  <svg:desc>ToutesOptimisations.L9:ToutesOptimisations.L14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688909">
                <text:p>688909</text:p>
              </table:table-cell>
              <table:table-cell office:value-type="float" office:value="689208.49">
                <text:p>689208.4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82706">
                <text:p>682706</text:p>
              </table:table-cell>
              <table:table-cell office:value-type="float" office:value="660424.81">
                <text:p>660424.81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243836">
                <text:p>243836</text:p>
              </table:table-cell>
              <table:table-cell office:value-type="float" office:value="229552.93">
                <text:p>229552.93</text:p>
              </table:table-cell>
            </table:table-row>
            <table:table-row>
              <table:table-cell office:value-type="string">
                <text:p>-O2</text:p>
              </table:table-cell>
              <table:table-cell office:value-type="float" office:value="224578">
                <text:p>224578</text:p>
              </table:table-cell>
              <table:table-cell office:value-type="float" office:value="225656.07">
                <text:p>225656.07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201899">
                <text:p>201899</text:p>
              </table:table-cell>
              <table:table-cell office:value-type="float" office:value="214787.39">
                <text:p>214787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34cm" svg:height="11.862cm" xlink:href=".." xlink:type="simple" chart:class="chart:line" chart:style-name="ch1">
        <chart:title svg:x="2.937cm" svg:y="0.372cm" chart:style-name="ch2">
          <text:p>Evolution du temps d'exécution en fonction de l'optimisation</text:p>
        </chart:title>
        <chart:legend chart:legend-position="end" svg:x="13.987cm" svg:y="4.779cm" style:legend-expansion="high" chart:style-name="ch3"/>
        <chart:plot-area chart:style-name="ch4" table:cell-range-address="OptimiséVSNaif.A1:OptimiséVSNaif.E7" chart:data-source-has-labels="both" svg:x="1.533cm" svg:y="1.51cm" svg:width="12.054cm" svg:height="9.012cm">
          <chartooo:coordinate-region svg:x="3.213cm" svg:y="1.737cm" svg:width="9.975cm" svg:height="8.085cm"/>
          <chart:axis chart:dimension="x" chart:name="primary-x" chart:style-name="ch5" chartooo:axis-type="auto">
            <chartooo:date-scale/>
            <chart:title svg:x="5.876cm" svg:y="10.759cm" chart:style-name="ch6">
              <text:p>Types optimistions</text:p>
            </chart:title>
            <chart:categories table:cell-range-address="OptimiséVSNaif.A2:OptimiséVSNaif.A7"/>
          </chart:axis>
          <chart:axis chart:dimension="y" chart:name="primary-y" chart:style-name="ch7">
            <chart:title svg:x="0.451cm" svg:y="7.356cm" chart:style-name="ch8">
              <text:p>Tps exec (ms)</text:p>
            </chart:title>
            <chart:grid chart:style-name="ch9" chart:class="major"/>
          </chart:axis>
          <chart:series chart:style-name="ch10" chart:values-cell-range-address="OptimiséVSNaif.E2:OptimiséVSNaif.E7" chart:label-cell-address="OptimiséVSNaif.E1:OptimiséVSNaif.E1" chart:class="chart:line">
            <chart:data-point chart:repeated="6"/>
          </chart:series>
          <chart:series chart:style-name="ch11" chart:values-cell-range-address="OptimiséVSNaif.D2:OptimiséVSNaif.D7" chart:label-cell-address="OptimiséVSNaif.D1:OptimiséVSNaif.D1" chart:class="chart:line">
            <chart:data-point chart:repeated="6"/>
          </chart:series>
          <chart:series chart:style-name="ch12" chart:values-cell-range-address="OptimiséVSNaif.C2:OptimiséVSNaif.C7" chart:label-cell-address="OptimiséVSNaif.C1:OptimiséVSNaif.C1" chart:class="chart:line">
            <chart:data-point chart:repeated="6"/>
          </chart:series>
          <chart:series chart:style-name="ch13" chart:values-cell-range-address="OptimiséVSNaif.B2:OptimiséVSNaif.B7" chart:label-cell-address="OptimiséVSNaif.B1:OptimiséVSNaif.B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s d’exec-A  (avec opti)</text:p>
                <draw:g>
                  <svg:desc>OptimiséVSNaif.E1:OptimiséVSNaif.E1</svg:desc>
                </draw:g>
              </table:table-cell>
              <table:table-cell office:value-type="string">
                <text:p>Tps d’exec-B  (avec opti)</text:p>
                <draw:g>
                  <svg:desc>OptimiséVSNaif.D1:OptimiséVSNaif.D1</svg:desc>
                </draw:g>
              </table:table-cell>
              <table:table-cell office:value-type="string">
                <text:p>Tps exec-A  (sans opti)</text:p>
                <draw:g>
                  <svg:desc>OptimiséVSNaif.C1:OptimiséVSNaif.C1</svg:desc>
                </draw:g>
              </table:table-cell>
              <table:table-cell office:value-type="string">
                <text:p>Tps exec-B (sans opti)</text:p>
                <draw:g>
                  <svg:desc>OptimiséVSNaif.B1:OptimiséVSNaif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ns opti.</text:p>
                <draw:g>
                  <svg:desc>OptimiséVSNaif.A2:OptimiséVSNaif.A7</svg:desc>
                </draw:g>
              </table:table-cell>
              <table:table-cell office:value-type="float" office:value="NaN">
                <text:p>NaN</text:p>
                <draw:g>
                  <svg:desc>OptimiséVSNaif.E2:OptimiséVSNaif.E7</svg:desc>
                </draw:g>
              </table:table-cell>
              <table:table-cell office:value-type="float" office:value="NaN">
                <text:p>NaN</text:p>
                <draw:g>
                  <svg:desc>OptimiséVSNaif.D2:OptimiséVSNaif.D7</svg:desc>
                </draw:g>
              </table:table-cell>
              <table:table-cell office:value-type="float" office:value="726904.14">
                <text:p>726904.14</text:p>
                <draw:g>
                  <svg:desc>OptimiséVSNaif.C2:OptimiséVSNaif.C7</svg:desc>
                </draw:g>
              </table:table-cell>
              <table:table-cell office:value-type="float" office:value="720039">
                <text:p>720039</text:p>
                <draw:g>
                  <svg:desc>OptimiséVSNaif.B2:OptimiséVSNaif.B7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689208.49">
                <text:p>689208.49</text:p>
              </table:table-cell>
              <table:table-cell office:value-type="float" office:value="688909">
                <text:p>68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60424.81">
                <text:p>660424.81</text:p>
              </table:table-cell>
              <table:table-cell office:value-type="float" office:value="682706">
                <text:p>68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-O1</text:p>
              </table:table-cell>
              <table:table-cell office:value-type="float" office:value="229552.93">
                <text:p>229552.93</text:p>
              </table:table-cell>
              <table:table-cell office:value-type="float" office:value="243836">
                <text:p>243836</text:p>
              </table:table-cell>
              <table:table-cell office:value-type="float" office:value="219869.86">
                <text:p>219869.86</text:p>
              </table:table-cell>
              <table:table-cell office:value-type="float" office:value="243836">
                <text:p>243836</text:p>
              </table:table-cell>
            </table:table-row>
            <table:table-row>
              <table:table-cell office:value-type="string">
                <text:p> -O2</text:p>
              </table:table-cell>
              <table:table-cell office:value-type="float" office:value="225656.07">
                <text:p>225656.07</text:p>
              </table:table-cell>
              <table:table-cell office:value-type="float" office:value="224578">
                <text:p>224578</text:p>
              </table:table-cell>
              <table:table-cell office:value-type="float" office:value="229153.22">
                <text:p>229153.22</text:p>
              </table:table-cell>
              <table:table-cell office:value-type="float" office:value="224578">
                <text:p>224578</text:p>
              </table:table-cell>
            </table:table-row>
            <table:table-row>
              <table:table-cell office:value-type="string">
                <text:p> -O3</text:p>
              </table:table-cell>
              <table:table-cell office:value-type="float" office:value="214787.39">
                <text:p>214787.39</text:p>
              </table:table-cell>
              <table:table-cell office:value-type="float" office:value="201899">
                <text:p>201899</text:p>
              </table:table-cell>
              <table:table-cell office:value-type="float" office:value="230124.3">
                <text:p>230124.3</text:p>
              </table:table-cell>
              <table:table-cell office:value-type="float" office:value="201899">
                <text:p>2018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98cm" svg:height="9.337cm" xlink:href=".." xlink:type="simple" chart:class="chart:line" chart:style-name="ch1">
        <chart:title svg:x="2.812cm" svg:y="0.321cm" chart:style-name="ch2">
          <text:p>Evolution du temps en fonction de l'optimisation</text:p>
        </chart:title>
        <chart:legend chart:legend-position="end" svg:x="10.551cm" svg:y="3.516cm" style:legend-expansion="high" chart:style-name="ch3"/>
        <chart:plot-area chart:style-name="ch4" table:cell-range-address="OptimiséVSNaif.A5:OptimiséVSNaif.E7 OptimiséVSNaif.B1:OptimiséVSNaif.E1" chart:data-source-has-labels="both" svg:x="1.464cm" svg:y="1.36cm" svg:width="8.756cm" svg:height="6.688cm">
          <chartooo:coordinate-region svg:x="3.144cm" svg:y="1.586cm" svg:width="6.677cm" svg:height="5.762cm"/>
          <chart:axis chart:dimension="x" chart:name="primary-x" chart:style-name="ch5" chartooo:axis-type="auto">
            <chartooo:date-scale/>
            <chart:title svg:x="4.052cm" svg:y="8.234cm" chart:style-name="ch6">
              <text:p>Types optimisations</text:p>
            </chart:title>
            <chart:categories table:cell-range-address="OptimiséVSNaif.A5:OptimiséVSNaif.A7"/>
          </chart:axis>
          <chart:axis chart:dimension="y" chart:name="primary-y" chart:style-name="ch7">
            <chart:title svg:x="0.451cm" svg:y="6.044cm" chart:style-name="ch8">
              <text:p>Tps exec (ms)</text:p>
            </chart:title>
            <chart:grid chart:style-name="ch9" chart:class="major"/>
          </chart:axis>
          <chart:series chart:style-name="ch10" chart:values-cell-range-address="OptimiséVSNaif.E5:OptimiséVSNaif.E7" chart:label-cell-address="OptimiséVSNaif.E1:OptimiséVSNaif.E1" chart:class="chart:line">
            <chart:data-point chart:repeated="3"/>
          </chart:series>
          <chart:series chart:style-name="ch11" chart:values-cell-range-address="OptimiséVSNaif.D5:OptimiséVSNaif.D7" chart:label-cell-address="OptimiséVSNaif.D1:OptimiséVSNaif.D1" chart:class="chart:line">
            <chart:data-point chart:repeated="3"/>
          </chart:series>
          <chart:series chart:style-name="ch12" chart:values-cell-range-address="OptimiséVSNaif.C5:OptimiséVSNaif.C7" chart:label-cell-address="OptimiséVSNaif.C1:OptimiséVSNaif.C1" chart:class="chart:line">
            <chart:data-point chart:repeated="3"/>
          </chart:series>
          <chart:series chart:style-name="ch13" chart:values-cell-range-address="OptimiséVSNaif.B5:OptimiséVSNaif.B7" chart:label-cell-address="OptimiséVSNaif.B1:OptimiséVSNaif.B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s d’exec-A  (avec opti)</text:p>
                <draw:g>
                  <svg:desc>OptimiséVSNaif.E1:OptimiséVSNaif.E1</svg:desc>
                </draw:g>
              </table:table-cell>
              <table:table-cell office:value-type="string">
                <text:p>Tps d’exec-B  (avec opti)</text:p>
                <draw:g>
                  <svg:desc>OptimiséVSNaif.D1:OptimiséVSNaif.D1</svg:desc>
                </draw:g>
              </table:table-cell>
              <table:table-cell office:value-type="string">
                <text:p>Tps exec-A  (sans opti)</text:p>
                <draw:g>
                  <svg:desc>OptimiséVSNaif.C1:OptimiséVSNaif.C1</svg:desc>
                </draw:g>
              </table:table-cell>
              <table:table-cell office:value-type="string">
                <text:p>Tps exec-B (sans opti)</text:p>
                <draw:g>
                  <svg:desc>OptimiséVSNaif.B1:OptimiséVSNaif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-O1</text:p>
                <draw:g>
                  <svg:desc>OptimiséVSNaif.A5:OptimiséVSNaif.A7</svg:desc>
                </draw:g>
              </table:table-cell>
              <table:table-cell office:value-type="float" office:value="229552.93">
                <text:p>229552.93</text:p>
                <draw:g>
                  <svg:desc>OptimiséVSNaif.E5:OptimiséVSNaif.E7</svg:desc>
                </draw:g>
              </table:table-cell>
              <table:table-cell office:value-type="float" office:value="243836">
                <text:p>243836</text:p>
                <draw:g>
                  <svg:desc>OptimiséVSNaif.D5:OptimiséVSNaif.D7</svg:desc>
                </draw:g>
              </table:table-cell>
              <table:table-cell office:value-type="float" office:value="219869.86">
                <text:p>219869.86</text:p>
                <draw:g>
                  <svg:desc>OptimiséVSNaif.C5:OptimiséVSNaif.C7</svg:desc>
                </draw:g>
              </table:table-cell>
              <table:table-cell office:value-type="float" office:value="243836">
                <text:p>243836</text:p>
                <draw:g>
                  <svg:desc>OptimiséVSNaif.B5:OptimiséVSNaif.B7</svg:desc>
                </draw:g>
              </table:table-cell>
            </table:table-row>
            <table:table-row>
              <table:table-cell office:value-type="string">
                <text:p> -O2</text:p>
              </table:table-cell>
              <table:table-cell office:value-type="float" office:value="225656.07">
                <text:p>225656.07</text:p>
              </table:table-cell>
              <table:table-cell office:value-type="float" office:value="224578">
                <text:p>224578</text:p>
              </table:table-cell>
              <table:table-cell office:value-type="float" office:value="229153.22">
                <text:p>229153.22</text:p>
              </table:table-cell>
              <table:table-cell office:value-type="float" office:value="224578">
                <text:p>224578</text:p>
              </table:table-cell>
            </table:table-row>
            <table:table-row>
              <table:table-cell office:value-type="string">
                <text:p> -O3</text:p>
              </table:table-cell>
              <table:table-cell office:value-type="float" office:value="214787.39">
                <text:p>214787.39</text:p>
              </table:table-cell>
              <table:table-cell office:value-type="float" office:value="201899">
                <text:p>201899</text:p>
              </table:table-cell>
              <table:table-cell office:value-type="float" office:value="230124.3">
                <text:p>230124.3</text:p>
              </table:table-cell>
              <table:table-cell office:value-type="float" office:value="201899">
                <text:p>2018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